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4.934cm"/>
    </style:style>
    <style:style style:name="co3" style:family="table-column">
      <style:table-column-properties fo:break-before="auto" style:column-width="4.835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2.417cm"/>
    </style:style>
    <style:style style:name="co6" style:family="table-column">
      <style:table-column-properties fo:break-before="auto" style:column-width="2.907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3.888cm"/>
    </style:style>
    <style:style style:name="co9" style:family="table-column">
      <style:table-column-properties fo:break-before="auto" style:column-width="3.397cm"/>
    </style:style>
    <style:style style:name="co10" style:family="table-column">
      <style:table-column-properties fo:break-before="auto" style:column-width="4.018cm"/>
    </style:style>
    <style:style style:name="co11" style:family="table-column">
      <style:table-column-properties fo:break-before="auto" style:column-width="3.789cm"/>
    </style:style>
    <style:style style:name="co12" style:family="table-column">
      <style:table-column-properties fo:break-before="auto" style:column-width="5.749cm"/>
    </style:style>
    <style:style style:name="co13" style:family="table-column">
      <style:table-column-properties fo:break-before="auto" style:column-width="2.972cm"/>
    </style:style>
    <style:style style:name="co14" style:family="table-column">
      <style:table-column-properties fo:break-before="auto" style:column-width="2.745cm"/>
    </style:style>
    <style:style style:name="co15" style:family="table-column">
      <style:table-column-properties fo:break-before="auto" style:column-width="2.679cm"/>
    </style:style>
    <style:style style:name="co16" style:family="table-column">
      <style:table-column-properties fo:break-before="auto" style:column-width="1.469cm"/>
    </style:style>
    <style:style style:name="co17" style:family="table-column">
      <style:table-column-properties fo:break-before="auto" style:column-width="1.667cm"/>
    </style:style>
    <style:style style:name="co18" style:family="table-column">
      <style:table-column-properties fo:break-before="auto" style:column-width="2.351cm"/>
    </style:style>
    <style:style style:name="co19" style:family="table-column">
      <style:table-column-properties fo:break-before="auto" style:column-width="2.94cm"/>
    </style:style>
    <style:style style:name="co20" style:family="table-column">
      <style:table-column-properties fo:break-before="auto" style:column-width="2.612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376cm"/>
    </style:style>
    <style:style style:name="co23" style:family="table-column">
      <style:table-column-properties fo:break-before="auto" style:column-width="5.096cm"/>
    </style:style>
    <style:style style:name="co24" style:family="table-column">
      <style:table-column-properties fo:break-before="auto" style:column-width="3.627cm"/>
    </style:style>
    <style:style style:name="co25" style:family="table-column">
      <style:table-column-properties fo:break-before="auto" style:column-width="2.484cm"/>
    </style:style>
    <style:style style:name="co26" style:family="table-column">
      <style:table-column-properties fo:break-before="auto" style:column-width="2.581cm"/>
    </style:style>
    <style:style style:name="co27" style:family="table-column">
      <style:table-column-properties fo:break-before="auto" style:column-width="4.41cm"/>
    </style:style>
    <style:style style:name="co28" style:family="table-column">
      <style:table-column-properties fo:break-before="auto" style:column-width="3.593cm"/>
    </style:style>
    <style:style style:name="co29" style:family="table-column">
      <style:table-column-properties fo:break-before="auto" style:column-width="4.149cm"/>
    </style:style>
    <style:style style:name="co30" style:family="table-column">
      <style:table-column-properties fo:break-before="auto" style:column-width="3.856cm"/>
    </style:style>
    <style:style style:name="co31" style:family="table-column">
      <style:table-column-properties fo:break-before="auto" style:column-width="4.475cm"/>
    </style:style>
    <style:style style:name="co32" style:family="table-column">
      <style:table-column-properties fo:break-before="auto" style:column-width="2.549cm"/>
    </style:style>
    <style:style style:name="co33" style:family="table-column">
      <style:table-column-properties fo:break-before="auto" style:column-width="3.17cm"/>
    </style:style>
    <style:style style:name="co34" style:family="table-column">
      <style:table-column-properties fo:break-before="auto" style:column-width="3.757cm"/>
    </style:style>
    <style:style style:name="co35" style:family="table-column">
      <style:table-column-properties fo:break-before="auto" style:column-width="3.985cm"/>
    </style:style>
    <style:style style:name="co36" style:family="table-column">
      <style:table-column-properties fo:break-before="auto" style:column-width="4.509cm"/>
    </style:style>
    <style:style style:name="co37" style:family="table-column">
      <style:table-column-properties fo:break-before="auto" style:column-width="1.7cm"/>
    </style:style>
    <style:style style:name="ro1" style:family="table-row">
      <style:table-row-properties style:row-height="0.706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776cm" fo:break-before="auto" style:use-optimal-row-height="false"/>
    </style:style>
    <style:style style:name="ro4" style:family="table-row">
      <style:table-row-properties style:row-height="0.811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PageStyle_5f_relVerbasIndenizatoria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1" style:family="text">
      <style:text-properties style:use-window-font-color="true" style:font-name="Aria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lVerbasIndenizatori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number-columns-repeated="2" table:default-cell-style-name="Default"/>
        <table:table-column table:style-name="co36" table:default-cell-style-name="Default"/>
        <table:table-column table:style-name="co37" table:number-columns-repeated="982" table:default-cell-style-name="Default"/>
        <table:table-row table:style-name="ro1">
          <table:table-cell table:style-name="ce1" office:value-type="string" calcext:value-type="string" table:number-columns-spanned="42" table:number-rows-spanned="1">
            <text:p><text:span text:style-name="T1">VERBAS INDENIZATÓRIAS E OUTRAS REMUNERAÇÕES TEMPORÁRIAS</text:span></text:p>
          </table:table-cell>
          <table:covered-table-cell table:number-columns-repeated="41" table:style-name="ce6"/>
          <table:table-cell table:number-columns-repeated="982"/>
        </table:table-row>
        <table:table-row table:style-name="ro2">
          <table:table-cell table:style-name="ce1" office:value-type="string" calcext:value-type="string" table:number-columns-spanned="3" table:number-rows-spanned="1">
            <text:p><text:span text:style-name="T1">Mês/ano de referência: 02/2021</text:span></text:p>
          </table:table-cell>
          <table:covered-table-cell table:number-columns-repeated="2" table:style-name="ce6"/>
          <table:table-cell table:style-name="ce11" office:value-type="string" calcext:value-type="string" table:number-columns-spanned="13" table:number-rows-spanned="1">
            <text:p><text:span text:style-name="T1">VERBAS INDENIZATÓRIAS</text:span></text:p>
          </table:table-cell>
          <table:covered-table-cell table:number-columns-repeated="12" table:style-name="ce12"/>
          <table:table-cell table:style-name="ce11" office:value-type="string" calcext:value-type="string" table:number-columns-spanned="26" table:number-rows-spanned="1">
            <text:p><text:span text:style-name="T1">OUTRAS REMUNERAÇÕES TEMPORÁRIAS</text:span></text:p>
          </table:table-cell>
          <table:covered-table-cell table:number-columns-repeated="25" table:style-name="ce12"/>
          <table:table-cell table:number-columns-repeated="982"/>
        </table:table-row>
        <table:table-row table:style-name="ro3">
          <table:table-cell table:style-name="ce2" office:value-type="string" calcext:value-type="string">
            <text:p><text:span text:style-name="T2">Matrícula</text:span></text:p>
          </table:table-cell>
          <table:table-cell table:style-name="ce7" office:value-type="string" calcext:value-type="string">
            <text:p><text:span text:style-name="T2">Nome</text:span></text:p>
          </table:table-cell>
          <table:table-cell table:style-name="ce7" office:value-type="string" calcext:value-type="string">
            <text:p><text:span text:style-name="T2">Cargo</text:span></text:p>
          </table:table-cell>
          <table:table-cell table:style-name="ce7" office:value-type="string" calcext:value-type="string">
            <text:p><text:span text:style-name="T2">Lotação</text:span></text:p>
          </table:table-cell>
          <table:table-cell table:style-name="ce2" office:value-type="string" calcext:value-type="string">
            <text:p><text:span text:style-name="T2">Auxílio Saúde (01)</text:span></text:p>
          </table:table-cell>
          <table:table-cell table:style-name="ce2" office:value-type="string" calcext:value-type="string">
            <text:p><text:span text:style-name="T2">Dif. Auxílio-Saúde (02)</text:span></text:p>
          </table:table-cell>
          <table:table-cell table:style-name="ce2" office:value-type="string" calcext:value-type="string">
            <text:p><text:span text:style-name="T2">Auxílio-Alimentação (03)</text:span></text:p>
          </table:table-cell>
          <table:table-cell table:style-name="ce2" office:value-type="string" calcext:value-type="string">
            <text:p><text:span text:style-name="T2">Dif. Auxílio-Alimentação (04)</text:span></text:p>
          </table:table-cell>
          <table:table-cell table:style-name="ce2" office:value-type="string" calcext:value-type="string">
            <text:p><text:span text:style-name="T2">Auxílio-Interiorização (05)</text:span></text:p>
          </table:table-cell>
          <table:table-cell table:style-name="ce2" office:value-type="string" calcext:value-type="string">
            <text:p><text:span text:style-name="T2">Dif. Auxílio-Interiorização (06)</text:span></text:p>
          </table:table-cell>
          <table:table-cell table:style-name="ce2" office:value-type="string" calcext:value-type="string">
            <text:p><text:span text:style-name="T2">Dif. Auxílio Lei 8.625/93 (07)</text:span></text:p>
          </table:table-cell>
          <table:table-cell table:style-name="ce2" office:value-type="string" calcext:value-type="string">
            <text:p><text:span text:style-name="T2">Indenizações Férias/Licença-Prêmio (08)</text:span></text:p>
          </table:table-cell>
          <table:table-cell table:style-name="ce2" office:value-type="string" calcext:value-type="string">
            <text:p><text:span text:style-name="T2">Abono Pecuniário (09)</text:span></text:p>
          </table:table-cell>
          <table:table-cell table:style-name="ce2" office:value-type="string" calcext:value-type="string">
            <text:p><text:span text:style-name="T2">Dif. Abono Pecuniário (09.1)</text:span></text:p>
          </table:table-cell>
          <table:table-cell table:style-name="ce2" office:value-type="string" calcext:value-type="string">
            <text:p><text:span text:style-name="T2">Ressarcimentos (10)</text:span></text:p>
          </table:table-cell>
          <table:table-cell table:style-name="ce2" office:value-type="string" calcext:value-type="string">
            <text:p><text:span text:style-name="T2">Total Verbas Indenizatórias</text:span></text:p>
          </table:table-cell>
          <table:table-cell table:style-name="ce2" office:value-type="string" calcext:value-type="string">
            <text:p><text:span text:style-name="T2">GEO (11)</text:span></text:p>
          </table:table-cell>
          <table:table-cell table:style-name="ce2" office:value-type="string" calcext:value-type="string">
            <text:p><text:span text:style-name="T2">Dif. GEO (12)</text:span></text:p>
          </table:table-cell>
          <table:table-cell table:style-name="ce2" office:value-type="string" calcext:value-type="string">
            <text:p><text:span text:style-name="T2">Insalubridade (13)</text:span></text:p>
          </table:table-cell>
          <table:table-cell table:style-name="ce2" office:value-type="string" calcext:value-type="string">
            <text:p><text:span text:style-name="T2">Dif. Insalubridade (14)</text:span></text:p>
          </table:table-cell>
          <table:table-cell table:style-name="ce2" office:value-type="string" calcext:value-type="string">
            <text:p><text:span text:style-name="T2">Periculosidade (15)</text:span></text:p>
          </table:table-cell>
          <table:table-cell table:style-name="ce2" office:value-type="string" calcext:value-type="string">
            <text:p><text:span text:style-name="T2">Dif. Periculosidade (16)</text:span></text:p>
          </table:table-cell>
          <table:table-cell table:style-name="ce2" office:value-type="string" calcext:value-type="string">
            <text:p><text:span text:style-name="T2">Adicional Trabalho Técnico (17)</text:span></text:p>
          </table:table-cell>
          <table:table-cell table:style-name="ce2" office:value-type="string" calcext:value-type="string">
            <text:p><text:span text:style-name="T2">Dif. Adicional Trabalho Técnico (18)</text:span></text:p>
          </table:table-cell>
          <table:table-cell table:style-name="ce2" office:value-type="string" calcext:value-type="string">
            <text:p><text:span text:style-name="T2">Grat. Atividade Ensino (19)</text:span></text:p>
          </table:table-cell>
          <table:table-cell table:style-name="ce2" office:value-type="string" calcext:value-type="string">
            <text:p><text:span text:style-name="T2">Substituições (20)</text:span></text:p>
          </table:table-cell>
          <table:table-cell table:style-name="ce2" office:value-type="string" calcext:value-type="string">
            <text:p><text:span text:style-name="T2">Dif. Substituições (21)</text:span></text:p>
          </table:table-cell>
          <table:table-cell table:style-name="ce2" office:value-type="string" calcext:value-type="string">
            <text:p><text:span text:style-name="T2">Cumulação (22)</text:span></text:p>
          </table:table-cell>
          <table:table-cell table:style-name="ce2" office:value-type="string" calcext:value-type="string">
            <text:p><text:span text:style-name="T2">Dif. Cumulação (23)</text:span></text:p>
          </table:table-cell>
          <table:table-cell table:style-name="ce2" office:value-type="string" calcext:value-type="string">
            <text:p><text:span text:style-name="T2">Representação de Direção (24)</text:span></text:p>
          </table:table-cell>
          <table:table-cell table:style-name="ce2" office:value-type="string" calcext:value-type="string">
            <text:p><text:span text:style-name="T2">Dif. Representação de Direção (25)</text:span></text:p>
          </table:table-cell>
          <table:table-cell table:style-name="ce2" office:value-type="string" calcext:value-type="string">
            <text:p><text:span text:style-name="T2">Grat. Turma Recursal (26)</text:span></text:p>
          </table:table-cell>
          <table:table-cell table:style-name="ce2" office:value-type="string" calcext:value-type="string">
            <text:p><text:span text:style-name="T2">Dif. Grat. Turma Recursal (27)</text:span></text:p>
          </table:table-cell>
          <table:table-cell table:style-name="ce2" office:value-type="string" calcext:value-type="string">
            <text:p><text:span text:style-name="T2">Grat. Difícil Provimento (28)</text:span></text:p>
          </table:table-cell>
          <table:table-cell table:style-name="ce2" office:value-type="string" calcext:value-type="string">
            <text:p><text:span text:style-name="T2">Dif. Grat. Difícil Provimento (29)</text:span></text:p>
          </table:table-cell>
          <table:table-cell table:style-name="ce2" office:value-type="string" calcext:value-type="string">
            <text:p><text:span text:style-name="T2">Grat. Assessor (30)</text:span></text:p>
          </table:table-cell>
          <table:table-cell table:style-name="ce2" office:value-type="string" calcext:value-type="string">
            <text:p><text:span text:style-name="T2">Dif. Grat. Assessor (31)</text:span></text:p>
          </table:table-cell>
          <table:table-cell table:style-name="ce2" office:value-type="string" calcext:value-type="string">
            <text:p><text:span text:style-name="T2">Representação GAECO (32)</text:span></text:p>
          </table:table-cell>
          <table:table-cell table:style-name="ce2" office:value-type="string" calcext:value-type="string">
            <text:p><text:span text:style-name="T2">Dif. Representação GAECO (33)</text:span></text:p>
          </table:table-cell>
          <table:table-cell table:style-name="ce2" office:value-type="string" calcext:value-type="string">
            <text:p><text:span text:style-name="T2">Gratificação Diretor Subsede (34)</text:span></text:p>
          </table:table-cell>
          <table:table-cell table:style-name="ce2" office:value-type="string" calcext:value-type="string">
            <text:p><text:span text:style-name="T2">Dif. Gratificação Diretor Subsede (35)</text:span></text:p>
          </table:table-cell>
          <table:table-cell table:style-name="ce2" office:value-type="string" calcext:value-type="string">
            <text:p><text:span text:style-name="T2">Total Outras Remunerações Temporárias</text:span></text:p>
          </table:table-cell>
          <table:table-cell table:number-columns-repeated="982"/>
        </table:table-row>
        <table:table-row table:style-name="ro4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<text:span text:style-name="T3">ADEILDO JOSE DA SILVA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<text:span text:style-name="T3">ADEILTON CARLOS DOS SANTOS</text:span></text:p>
          </table:table-cell>
          <table:table-cell table:style-name="ce8" office:value-type="string" calcext:value-type="string">
            <text:p><text:span text:style-name="T3">AUXILIAR DE SERVIÇOS GERAIS - requisitad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<text:span text:style-name="T3">ADEILTON DE OLIVEIRA FIEL</text:span></text:p>
          </table:table-cell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575.5" calcext:value-type="float">
            <text:p>575,5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1619.2" calcext:value-type="float">
            <text:p>1.619,2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4578.77" calcext:value-type="float">
            <text:p>4.578,7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<text:span text:style-name="T3">ADEMILTON DE OLIVEIR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<text:span text:style-name="T3">ADERBAL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<text:span text:style-name="T3">ADIEL FEITOSA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<text:span text:style-name="T3">ADLER DE OLIVEIRA SANTO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ROD. DE SOFTWARE/DTI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<text:span text:style-name="T3">ADNA CRISTINA DE CARVALHO VILANO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TURM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<text:span text:style-name="T3">ADRIANA DOS SANTOS OLIVEI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<text:span text:style-name="T3">ADRIANA FREIRE DE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36.29" calcext:value-type="float">
            <text:p>2.836,2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<text:span text:style-name="T3">ADRIANA NUNE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<text:span text:style-name="T3">ADRIANA RIBEIRO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ÇA AUXILIAR DE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<text:span text:style-name="T3">ADRIANA SICUPIRA PEREGRINO BRAG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NACIONAL DO MINISTÉRIO PÚBLIC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<text:span text:style-name="T3">ADRIANO CARVALHO 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<text:span text:style-name="T3">ADRIANO SANTOS DE OLIVEI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<text:span text:style-name="T3">ADRIANO ULISSES DEDA CHAGAS DE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<text:span text:style-name="T3">ADSON ALBERTO CARDOSO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<text:span text:style-name="T3">AGMARIO FABIANO SANTOS CONCEIÇAO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<text:span text:style-name="T3">AGNALDO SILVA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<text:span text:style-name="T3">AILA BATISTA DE OLIVEIR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<text:span text:style-name="T3">ALAN FERREIRA HO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<text:span text:style-name="T3">ALAN VICTOR BATISTA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<text:span text:style-name="T3">ALANNA CORREIA SILVA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<text:span text:style-name="T3">ALBERTO RODRIGUES CARDOSO DA SILVA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CONTROLE INTERN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<text:span text:style-name="T3">ALBERTO VINICIUS DE MELO SANTOS</text:span></text:p>
          </table:table-cell>
          <table:table-cell table:style-name="ce8" office:value-type="string" calcext:value-type="string">
            <text:p><text:span text:style-name="T3">PROGRAMADOR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<text:span text:style-name="T3">ALDELEINE MELHOR BARBO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2"/>
        </table:table-row>
        <table:table-row table:style-name="ro4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<text:span text:style-name="T3">ALDO SOUZA ARAG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<text:span text:style-name="T3">ALESSANDRA ALVES DE OLIVEIRA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1.13" calcext:value-type="float">
            <text:p>2.781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<text:span text:style-name="T3">ALESSANDRA PEDRAL DE SANTANA SUZART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<text:span text:style-name="T3">ALESSANDRA SOUZA DE SANTAN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<text:span text:style-name="T3">ALEX ESTEVAM DE SOUZA LEI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982"/>
        </table:table-row>
        <table:table-row table:style-name="ro4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<text:span text:style-name="T3">ALEX MAIA ESMERALDO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4972.94" calcext:value-type="float">
            <text:p>14.972,94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7145.86" calcext:value-type="float">
            <text:p>17.145,86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336.9" calcext:value-type="float">
            <text:p>336,9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336.9" calcext:value-type="float">
            <text:p>336,90</text:p>
          </table:table-cell>
          <table:table-cell table:number-columns-repeated="982"/>
        </table:table-row>
        <table:table-row table:style-name="ro4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<text:span text:style-name="T3">ALEX SANTOS DO CARMO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<text:span text:style-name="T3">ALEXANDER REZENDE LIM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<text:span text:style-name="T3">ALEXANDRE ALBAGLI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<text:span text:style-name="T3">ALEXANDRE ANDRADE DE SOUZA</text:span></text:p>
          </table:table-cell>
          <table:table-cell table:style-name="ce8" office:value-type="string" calcext:value-type="string">
            <text:p><text:span text:style-name="T3">ANALISTA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<text:span text:style-name="T3">ALEXANDRE FRANCO BARR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PROTECAO AO RIO SAO FRANCISCO E AS NASCENTE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400" calcext:value-type="float">
            <text:p>400,00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466.67" calcext:value-type="float">
            <text:p>466,67</text:p>
          </table:table-cell>
          <table:table-cell table:number-columns-repeated="982"/>
        </table:table-row>
        <table:table-row table:style-name="ro4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<text:span text:style-name="T3">ALEXANDRE GONCALVE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<text:span text:style-name="T3">ALEXANDRE MENDONC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<text:span text:style-name="T3">ALEXANDRO SAMPAIO SANT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<text:span text:style-name="T3">ALEXSANDRO AZEVEDO GUIMAR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<text:span text:style-name="T3">ALEXSANDRO CARLOS DE JESU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982"/>
        </table:table-row>
        <table:table-row table:style-name="ro4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<text:span text:style-name="T3">ALEXSANDRO DE ARAUJO TRIND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<text:span text:style-name="T3">ALFRAN PEREIRA JUNIOR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<text:span text:style-name="T3">ALFREDO ALVES DE OLIVEIRA</text:span></text:p>
          </table:table-cell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<text:span text:style-name="T3">ALICE REGINA LOUREDO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<text:span text:style-name="T3">ALINE BARBOZA ALCANTARA DE CARVALHO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<text:span text:style-name="T3">ALINE MARIA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77.5" calcext:value-type="float">
            <text:p>1.877,50</text:p>
          </table:table-cell>
          <table:table-cell table:number-columns-repeated="14" table:style-name="ce13" office:value-type="float" office:value="0" calcext:value-type="float">
            <text:p>0,00</text:p>
          </table:table-cell>
          <table:table-cell table:style-name="ce13" office:value-type="float" office:value="1877.5" calcext:value-type="float">
            <text:p>1.877,50</text:p>
          </table:table-cell>
          <table:table-cell table:number-columns-repeated="982"/>
        </table:table-row>
        <table:table-row table:style-name="ro4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<text:span text:style-name="T3">ALINE NUNES VASCONCEL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<text:span text:style-name="T3">ALINE RIBEIRO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<text:span text:style-name="T3">ALINE WILTSHIRE CARVALHO RODRIGUES MACHA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<text:span text:style-name="T3">ALISSON SANTANA DOS SANTOS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<text:span text:style-name="T3">ALLAN DAVIS CARVALHO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<text:span text:style-name="T3">ALLAN SILVEIRA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RQUIVO CENTRAL DO MINISTERIO PUBLIC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<text:span text:style-name="T3">ALLANA BRUNA ANDRA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<text:span text:style-name="T3">ALLANA RACHEL MONTEIRO BATISTA SOARES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<text:span text:style-name="T3">ALLIUSKA CAROLINE DA SILVA OLIVEIRA SOBRAL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<text:span text:style-name="T3">ALONSO GOMES CAMPO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<text:span text:style-name="T3">ALVINO AQUINO SANTOS JUNIOR</text:span></text:p>
          </table:table-cell>
          <table:table-cell table:style-name="ce8" office:value-type="string" calcext:value-type="string">
            <text:p><text:span text:style-name="T3">2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<text:span text:style-name="T3">AMANDA CARVALHO PAIVA DE ALMEIDA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<text:span text:style-name="T3">AMILTON NEVES BRITO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<text:span text:style-name="T3">ANA CARLA MORAIS DE SOUZA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<text:span text:style-name="T3">ANA CAROLINA OLIVEIRA DAVI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<text:span text:style-name="T3">ANA CELIA BARBOSA MATIA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52.43" calcext:value-type="float">
            <text:p>1.252,43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252.43" calcext:value-type="float">
            <text:p>1.252,43</text:p>
          </table:table-cell>
          <table:table-cell table:number-columns-repeated="982"/>
        </table:table-row>
        <table:table-row table:style-name="ro4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<text:span text:style-name="T3">ANA CELIA GUIMARAES PRADO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VIOLENCIA DOMESTICA E FAMILIAR CONTRA MULHE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<text:span text:style-name="T3">ANA CHRISTINA SOUZA BRANDI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546.22" calcext:value-type="float">
            <text:p>3.546,2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546.22" calcext:value-type="float">
            <text:p>3.546,22</text:p>
          </table:table-cell>
          <table:table-cell table:number-columns-repeated="982"/>
        </table:table-row>
        <table:table-row table:style-name="ro4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<text:span text:style-name="T3">ANA CLAUDIA MACHADO COSTA MOR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<text:span text:style-name="T3">ANA CONCEICAO LIMA ALMEID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<text:span text:style-name="T3">ANA CRISTINA ARAGAO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<text:span text:style-name="T3">ANA CRISTINA CARVALHO BARROS</text:span></text:p>
          </table:table-cell>
          <table:table-cell table:style-name="ce8" office:value-type="string" calcext:value-type="string">
            <text:p><text:span text:style-name="T3">ENFERMEIRA - requisitad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334.67" calcext:value-type="float">
            <text:p>334,67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334.67" calcext:value-type="float">
            <text:p>334,67</text:p>
          </table:table-cell>
          <table:table-cell table:number-columns-repeated="982"/>
        </table:table-row>
        <table:table-row table:style-name="ro4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<text:span text:style-name="T3">ANA GALGANE P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<text:span text:style-name="T3">ANA KARLA LIMA SANTOS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<text:span text:style-name="T3">ANA LEILA COSTA GARCEZ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AUXILIAR DE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<text:span text:style-name="T3">ANA LUIZA OLIVEIRA SOBRAL</text:span></text:p>
          </table:table-cell>
          <table:table-cell table:style-name="ce8" office:value-type="string" calcext:value-type="string">
            <text:p><text:span text:style-name="T3">PSICOLOGO-requisitad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<text:span text:style-name="T3">ANA MARIA MENEZES SANTOS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1.13" calcext:value-type="float">
            <text:p>2.781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<text:span text:style-name="T3">ANA MARIA MENEZES TAPIO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<text:span text:style-name="T3">ANA PATRICIA FONTES DA SILVA VILLACOR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<text:span text:style-name="T3">ANA PAULA DE JESUS PASSOS LU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<text:span text:style-name="T3">ANA PAULA MACHADO COSTA MENES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<text:span text:style-name="T3">ANA PAULA PEREIR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<text:span text:style-name="T3">ANA PAULA SOUZA VI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<text:span text:style-name="T3">ANA SOARES DE SOUZA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<text:span text:style-name="T3">ANDERSON BARRETO DE JESUS</text:span></text:p>
          </table:table-cell>
          <table:table-cell table:style-name="ce8" office:value-type="string" calcext:value-type="string">
            <text:p><text:span text:style-name="T3">2º 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<text:span text:style-name="T3">ANDERSON ESTEVAM DE SOUZA LEI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<text:span text:style-name="T3">ANDERSON NASCIMENTO</text:span></text:p>
          </table:table-cell>
          <table:table-cell table:style-name="ce8" office:value-type="string" calcext:value-type="string">
            <text:p><text:span text:style-name="T3">ASSISTENTE DE ADMINISTRAÇÃO - requisitado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<text:span text:style-name="T3">ANDERSON OLIVEIRA SAN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<text:span text:style-name="T3">ANDERSON VIANA SOUZ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<text:span text:style-name="T3">ANDRE ARAGAO DA FONSECA </text:span></text:p>
          </table:table-cell>
          <table:table-cell table:style-name="ce8" office:value-type="string" calcext:value-type="string">
            <text:p><text:span text:style-name="T3">Assessor Adjunto da Dir. Plan. Or. e P. Contábil</text:span></text:p>
          </table:table-cell>
          <table:table-cell table:style-name="ce8" office:value-type="string" calcext:value-type="string">
            <text:p><text:span text:style-name="T3">DIRETORIA DE PLANEJAMENTO  ORCAMENTO E PERICIA CONTABI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<text:span text:style-name="T3">ANDRE DOS SANTOS SOUZA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DIVISAO DE GESTAO DE PESSOAS - INSTITUCION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<text:span text:style-name="T3">ANDRE LIMA FEITOZ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<text:span text:style-name="T3">ANDRE LUCAS ALMADA MARINHO PONT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<text:span text:style-name="T3">ANDRE LUIZ BARBOSA SANTOS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<text:span text:style-name="T3">ANDRE LUIZ MENEZES GUIMARAES</text:span></text:p>
          </table:table-cell>
          <table:table-cell table:style-name="ce8" office:value-type="string" calcext:value-type="string">
            <text:p><text:span text:style-name="T3">Chefe do Núcleo de Empenh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<text:span text:style-name="T3">ANDRE ROLLEMBERG MENDONÇA</text:span></text:p>
          </table:table-cell>
          <table:table-cell table:style-name="ce8" office:value-type="string" calcext:value-type="string">
            <text:p><text:span text:style-name="T3">COORDENADOR DA CENTRAL DE DILIGÊNCIAS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<text:span text:style-name="T3">ANDREA DOS ANJOS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<text:span text:style-name="T3">ANDREA LEITE TORR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<text:span text:style-name="T3">ANDREA MARIA PRATA MARTIN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<text:span text:style-name="T3">ANDRESSA PEDRAL DE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<text:span text:style-name="T3">ANGELO MARCIO ARAGAO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<text:span text:style-name="T3">ANITA SANTIAGO ROCHA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<text:span text:style-name="T3">ANNA CARLA ANDRADE DA SILVA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<text:span text:style-name="T3">ANNA CAROLINA SANTOS NUN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982"/>
        </table:table-row>
        <table:table-row table:style-name="ro4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<text:span text:style-name="T3">ANNA KARINA ROLIM CARTAX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36.29" calcext:value-type="float">
            <text:p>2.836,2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<text:span text:style-name="T3">ANNE CAROLYNE OLIVEIRA SANTOS</text:span></text:p>
          </table:table-cell>
          <table:table-cell table:style-name="ce8" office:value-type="string" calcext:value-type="string">
            <text:p><text:span text:style-name="T3">ASSESSOR INSTITUCIONAL OPERACIONAL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<text:span text:style-name="T3">ANNY THAIS DE MENEZES SANTOS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<text:span text:style-name="T3">ANTONIO AUTRAN SANTOS ALVE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<text:span text:style-name="T3">ANTONIO CARLOS ANDRADE DE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<text:span text:style-name="T3">ANTONIO CARLOS NASCIMENTO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61.5" calcext:value-type="float">
            <text:p>561,5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61.5" calcext:value-type="float">
            <text:p>561,50</text:p>
          </table:table-cell>
          <table:table-cell table:number-columns-repeated="982"/>
        </table:table-row>
        <table:table-row table:style-name="ro4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<text:span text:style-name="T3">ANTONIO CARLOS SILV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<text:span text:style-name="T3">ANTONIO CESAR LEITE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<text:span text:style-name="T3">ANTONIO DIEGO CARDOSO VIANA</text:span></text:p>
          </table:table-cell>
          <table:table-cell table:style-name="ce8" office:value-type="string" calcext:value-type="string">
            <text:p><text:span text:style-name="T3">Coordenador da Div. de C. e G.  de Estagiári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<text:span text:style-name="T3">ANTONIO FERNANDES DA SILVA JUNIOR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040.44" calcext:value-type="float">
            <text:p>3.040,44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640.67" calcext:value-type="float">
            <text:p>4.640,67</text:p>
          </table:table-cell>
          <table:table-cell table:number-columns-repeated="982"/>
        </table:table-row>
        <table:table-row table:style-name="ro4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<text:span text:style-name="T3">ANTONIO JOSE FERREIR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<text:span text:style-name="T3">ANTONIO RESENDE NETO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982"/>
        </table:table-row>
        <table:table-row table:style-name="ro4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<text:span text:style-name="T3">ANTONIO RICARDO MENDONÇA DE ALMEIDA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<text:span text:style-name="T3">ANTONIO SERGIO CARVALHO SOUZA FI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<text:span text:style-name="T3">ANTONIO TELES LEITE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<text:span text:style-name="T3">ANTONIO VIAN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<text:span text:style-name="T3">ARACELE GUIMARÃES DOS SANTOS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<text:span text:style-name="T3">ARANDA  GOMES 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89.2" calcext:value-type="float">
            <text:p>2.589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<text:span text:style-name="T3">ARIELE ROCHA FELICIO CAVALCANTI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<text:span text:style-name="T3">ARILMA VIANA DA FONSECA</text:span></text:p>
          </table:table-cell>
          <table:table-cell table:style-name="ce8" office:value-type="string" calcext:value-type="string">
            <text:p><text:span text:style-name="T3">ANALISTA DO MP -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565.77" calcext:value-type="float">
            <text:p>2.565,77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2816.25" calcext:value-type="float">
            <text:p>2.816,25</text:p>
          </table:table-cell>
          <table:table-cell table:number-columns-repeated="14" table:style-name="ce13" office:value-type="float" office:value="0" calcext:value-type="float">
            <text:p>0,00</text:p>
          </table:table-cell>
          <table:table-cell table:style-name="ce13" office:value-type="float" office:value="5382.02" calcext:value-type="float">
            <text:p>5.382,02</text:p>
          </table:table-cell>
          <table:table-cell table:number-columns-repeated="982"/>
        </table:table-row>
        <table:table-row table:style-name="ro4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<text:span text:style-name="T3">ARNALDO BARRETTO  N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<text:span text:style-name="T3">ARNALDO FIGUEIREDO SOBRAL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61.5" calcext:value-type="float">
            <text:p>561,5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61.5" calcext:value-type="float">
            <text:p>561,50</text:p>
          </table:table-cell>
          <table:table-cell table:number-columns-repeated="982"/>
        </table:table-row>
        <table:table-row table:style-name="ro4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<text:span text:style-name="T3">ARNALDO JOSE DE SANTAN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<text:span text:style-name="T3">AROLDINA ARAGAO SOUZA DUAR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<text:span text:style-name="T3">AROLDO LUIZ NOGUEIRA SOARES JUNIOR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<text:span text:style-name="T3">AROLDO VIEIRA FREITAS</text:span></text:p>
          </table:table-cell>
          <table:table-cell table:style-name="ce8" office:value-type="string" calcext:value-type="string">
            <text:p><text:span text:style-name="T3">CAB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<text:span text:style-name="T3">ARTUR LEANDRO DA COSTA  OLIVEIR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<text:span text:style-name="T3">ARTUR OSCAR NABUCO DAVIL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<text:span text:style-name="T3">ARTUR PEREIRA DOS REIS BARB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<text:span text:style-name="T3">ATHOS BRITO DO AM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<text:span text:style-name="T3">AUGUSTO CESAR LEITE DE RESEN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style-name="ce13" office:value-type="float" office:value="1347.6" calcext:value-type="float">
            <text:p>1.347,6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4716.51" calcext:value-type="float">
            <text:p>4.716,51</text:p>
          </table:table-cell>
          <table:table-cell table:number-columns-repeated="982"/>
        </table:table-row>
        <table:table-row table:style-name="ro4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<text:span text:style-name="T3">AUGUSTO CESAR LOBAO MOR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<text:span text:style-name="T3">AYMIR RALIN PIRES ATHAY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982"/>
        </table:table-row>
        <table:table-row table:style-name="ro4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<text:span text:style-name="T3">BARBARA FERREIRA DOS REI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<text:span text:style-name="T3">BELARMINO ALVES DOS ANJO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<text:span text:style-name="T3">BERENICE ANDRADE DE MEL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<text:span text:style-name="T3">BILLY CARDOSO SOARES</text:span></text:p>
          </table:table-cell>
          <table:table-cell table:style-name="ce8" office:value-type="string" calcext:value-type="string">
            <text:p><text:span text:style-name="T3">ASSISTENTE TECNICO-ADMINISTRATIVO requisitado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<text:span text:style-name="T3">BRENO AMORIM DE BRI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<text:span text:style-name="T3">BRUNA BARRETO NUNES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<text:span text:style-name="T3">BRUNA KAROLINE ALVES RIB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<text:span text:style-name="T3">BRUNA TAYNARA DA SILVA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<text:span text:style-name="T3">BRUNO CARVALHO DE ALENCA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<text:span text:style-name="T3">BRUNO GARCIA CRUZ DE HOLANDA CAVALCAN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<text:span text:style-name="T3">BRUNO GOMES FERREIR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<text:span text:style-name="T3">BRUNO LEMO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<text:span text:style-name="T3">BRUNO MELO MOU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33.4" calcext:value-type="float">
            <text:p>533,4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33.4" calcext:value-type="float">
            <text:p>533,40</text:p>
          </table:table-cell>
          <table:table-cell table:number-columns-repeated="982"/>
        </table:table-row>
        <table:table-row table:style-name="ro4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<text:span text:style-name="T3">BRUNO OLIVEIRA  FALC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<text:span text:style-name="T3">BRUNO RAMOS ELOY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<text:span text:style-name="T3">CAIO NABUCO DAVILA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 MEIO AMBIENTE, URBANISMO, PATRIMONIO SOCIAL E CULTU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<text:span text:style-name="T3">CAMILA MEDEIROS DE SOUZA MELO VILA NO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<text:span text:style-name="T3">CAMILA NUNES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<text:span text:style-name="T3">CARINA ALVES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<text:span text:style-name="T3">CARLA ROCHA BARRETO HORA DE LIM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6470.23" calcext:value-type="float">
            <text:p>16.470,23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8643.15" calcext:value-type="float">
            <text:p>18.643,15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<text:span text:style-name="T3">CARLOS AUGUSTO ALCANTARA MACHAD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<text:span text:style-name="T3">CARLOS AUGUSTO DOS SANTOS RAM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<text:span text:style-name="T3">CARLOS CESAR SOUZA SOAR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<text:span text:style-name="T3">CARLOS FERNANDO AQUINO MOT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<text:span text:style-name="T3">CARLOS HENRIQUE DE MELO CONCEIÇÃO</text:span></text:p>
          </table:table-cell>
          <table:table-cell table:style-name="ce8" office:value-type="string" calcext:value-type="string">
            <text:p><text:span text:style-name="T3">COORDENADOR DE ACOMP. DE ATIV. JUDICIAIS</text:span></text:p>
          </table:table-cell>
          <table:table-cell table:style-name="ce8" office:value-type="string" calcext:value-type="string">
            <text:p><text:span text:style-name="T3">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<text:span text:style-name="T3">CARLOS HENRIQUE SIQUEIRA RIBEIR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<text:span text:style-name="T3">CARLOS ISSAC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<text:span text:style-name="T3">CARLOS KLEBER DO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<text:span text:style-name="T3">CARLOS RONALD DE JESUS SAN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<text:span text:style-name="T3">CARMEM MESQUIT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<text:span text:style-name="T3">CARMEN LUCIA BUARQUE DE GUSM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933.5" calcext:value-type="float">
            <text:p>1.933,5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933.5" calcext:value-type="float">
            <text:p>1.933,50</text:p>
          </table:table-cell>
          <table:table-cell table:number-columns-repeated="982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<text:span text:style-name="T3">CAROLINE BUENOS AIRES MONT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<text:span text:style-name="T3">CAROLINE LEÃO NOGUEIRA DOS SANTO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<text:span text:style-name="T3">CAROLINE OLIVEIRA RIB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<text:span text:style-name="T3">CAROLINE VIVAS GONCALVES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796.12" calcext:value-type="float">
            <text:p>796,1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852.12" calcext:value-type="float">
            <text:p>1.852,1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<text:span text:style-name="T3">CATIANE DOS SANTO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<text:span text:style-name="T3">CAYO RUBENS CASTILHANO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<text:span text:style-name="T3">CECILIA NOGUEIRA GUIMARAES BARR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182" calcext:value-type="float">
            <text:p>1.182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4550.91" calcext:value-type="float">
            <text:p>4.550,91</text:p>
          </table:table-cell>
          <table:table-cell table:number-columns-repeated="982"/>
        </table:table-row>
        <table:table-row table:style-name="ro4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<text:span text:style-name="T3">CELENE SOCORRO DE MORAES OLIV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<text:span text:style-name="T3">CELIA REGINA SANTOS ANDRADE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<text:span text:style-name="T3">CELSO LUIS DORIA LE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<text:span text:style-name="T3">CIBELLE MACHADO DE SOUZA ENOMO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<text:span text:style-name="T3">CINTHIA CARDOZO  ROZA  DE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<text:span text:style-name="T3">CINTHIA MAGNO SANTOS LEÃ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<text:span text:style-name="T3">CLAUDIA DANIELA DE FREITAS SILVEIRA FRANC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DA VIOLENCIA DOMESTICA E FAMILIAR CONTRA MULHE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23" calcext:value-type="float">
            <text:p>1.123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123" calcext:value-type="float">
            <text:p>1.123,00</text:p>
          </table:table-cell>
          <table:table-cell table:number-columns-repeated="982"/>
        </table:table-row>
        <table:table-row table:style-name="ro4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<text:span text:style-name="T3">CLAUDIA DE OLIVEIRA MENDONCA BARROS</text:span></text:p>
          </table:table-cell>
          <table:table-cell table:style-name="ce8" office:value-type="string" calcext:value-type="string">
            <text:p><text:span text:style-name="T3">CAPITÃ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<text:span text:style-name="T3">CLAUDIA DO AMARAL CALMON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DA VIOLENCIA DOMESTICA E FAMILIAR CONTRA MULHE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<text:span text:style-name="T3">CLAUDIA ERNESTA DOS SANTOS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<text:span text:style-name="T3">CLAUDIA REGINA SANTOS LIMA GETIR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VIOLENCIA DOMESTICA E FAMILIAR CONTRA MULHE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<text:span text:style-name="T3">CLAUDIA VIRGINIA OLIVER DE 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23" calcext:value-type="float">
            <text:p>1.123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123" calcext:value-type="float">
            <text:p>1.123,00</text:p>
          </table:table-cell>
          <table:table-cell table:number-columns-repeated="982"/>
        </table:table-row>
        <table:table-row table:style-name="ro4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<text:span text:style-name="T3">CLAUDIO ROBERTO ALFREDO DE SOU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73.48" calcext:value-type="float">
            <text:p>1.173,48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173.48" calcext:value-type="float">
            <text:p>1.173,48</text:p>
          </table:table-cell>
          <table:table-cell table:number-columns-repeated="982"/>
        </table:table-row>
        <table:table-row table:style-name="ro4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<text:span text:style-name="T3">CLEANE OLIVEIRA CAVALCAN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<text:span text:style-name="T3">CLEIDINALDO TAVA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<text:span text:style-name="T3">CLELIO MAIA SANTOS</text:span></text:p>
          </table:table-cell>
          <table:table-cell table:style-name="ce8" office:value-type="string" calcext:value-type="string">
            <text:p><text:span text:style-name="T3">ASSESSOR DE GESTAO DE PESSOAS II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<text:span text:style-name="T3">CLESIA MARIA OLIVEIRA CAVALCAN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<text:span text:style-name="T3">CONCEICAO FONTES FELIX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<text:span text:style-name="T3">CRISTIANE BARRETO PAIVA</text:span></text:p>
          </table:table-cell>
          <table:table-cell table:style-name="ce8" office:value-type="string" calcext:value-type="string">
            <text:p><text:span text:style-name="T3">COORDENADOR DA DIVISÃO DE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949.74" calcext:value-type="float">
            <text:p>1.949,74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949.74" calcext:value-type="float">
            <text:p>1.949,74</text:p>
          </table:table-cell>
          <table:table-cell table:number-columns-repeated="982"/>
        </table:table-row>
        <table:table-row table:style-name="ro4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<text:span text:style-name="T3">CRISTIANNE DELGADO CARVALHO PESSOA 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<text:span text:style-name="T3">DAIANE SILVA SAMPAIO LOB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<text:span text:style-name="T3">DANIEL ARAUJO RAM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<text:span text:style-name="T3">DANIEL CARNEIRO DUARTE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066.8" calcext:value-type="float">
            <text:p>1.066,80</text:p>
          </table:table-cell>
          <table:table-cell table:style-name="ce13" office:value-type="float" office:value="853.44" calcext:value-type="float">
            <text:p>853,44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920.24" calcext:value-type="float">
            <text:p>1.920,24</text:p>
          </table:table-cell>
          <table:table-cell table:number-columns-repeated="982"/>
        </table:table-row>
        <table:table-row table:style-name="ro4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<text:span text:style-name="T3">DANIEL DE BARROS BRANCO CAJUEI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<text:span text:style-name="T3">DANIEL DIAS SANTA ROS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<text:span text:style-name="T3">DANIEL FAGUNDES SILV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<text:span text:style-name="T3">DANIEL RIBEIRO DA SILVEIRA 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<text:span text:style-name="T3">DANIELLE COSTA MENDONC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<text:span text:style-name="T3">DANIELLE TAVARES DA SILVA DRAPA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DA VIOLENCIA DOMESTICA E FAMILIAR CONTRA MULHE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<text:span text:style-name="T3">DANILO BUARQUE COU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<text:span text:style-name="T3">DANILO JOSE AMARAL GOULART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3">DARCILO MELO COST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<text:span text:style-name="T3">DARLY GIULIA SANTOS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<text:span text:style-name="T3">DAVID ALBERTO FONTES GONZALEZ CASTANED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<text:span text:style-name="T3">DAYSA LEITE OMENA CANUT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85.3" calcext:value-type="float">
            <text:p>85,3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1196.8" calcext:value-type="float">
            <text:p>1.196,8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3191.09" calcext:value-type="float">
            <text:p>3.191,0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<text:span text:style-name="T3">DAYSE MORAE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<text:span text:style-name="T3">DEBORA CARDOSO CAVALHER REZEN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<text:span text:style-name="T3">DEBORA DA SILV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<text:span text:style-name="T3">DEBORAH NATALIE FREITAS DE S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<text:span text:style-name="T3">DEIJANIRO JONA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style-name="ce13" office:value-type="float" office:value="2021.4" calcext:value-type="float">
            <text:p>2.021,4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5390.31" calcext:value-type="float">
            <text:p>5.390,31</text:p>
          </table:table-cell>
          <table:table-cell table:number-columns-repeated="982"/>
        </table:table-row>
        <table:table-row table:style-name="ro4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<text:span text:style-name="T3">DEJAIR DA COSTA TAVARE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<text:span text:style-name="T3">DENISE COELHO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ÇA DA VIOLENCIA DOMESTICA E FAMILIAR CONTRA MULHE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<text:span text:style-name="T3">DENISE DOS SANTOS COST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<text:span text:style-name="T3">DENISE DOS SANTOS COSTA </text:span></text:p>
          </table:table-cell>
          <table:table-cell table:style-name="ce8" office:value-type="string" calcext:value-type="string">
            <text:p><text:span text:style-name="T3">Coordenador da Div. Ad. do Gab. do Proc. Geral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<text:span text:style-name="T3">DENISE OLIVEIRA DE SANTANA 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<text:span text:style-name="T3">DENISSON SANTANA DOS SANTO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<text:span text:style-name="T3">DENISSON SOARES BEZ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NTROLE INTERN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<text:span text:style-name="T3">DENIVAL ANDRA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385.36" calcext:value-type="float">
            <text:p>3.385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<text:span text:style-name="T3">DENIVAN RODRIGUES FREIRE</text:span></text:p>
          </table:table-cell>
          <table:table-cell table:style-name="ce8" office:value-type="string" calcext:value-type="string">
            <text:p><text:span text:style-name="T3">Assessor do Coord. da D. Adm. do Gab. do Proc. Geral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<text:span text:style-name="T3">DENNIS CHRISTIAN NUNES DE FREIT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<text:span text:style-name="T3">DHIOGO LIMA VELOZ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<text:span text:style-name="T3">DIANA NATHALIE MELO PEREIRA DE OLIVEIR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<text:span text:style-name="T3">DIEGO GARCIA CRUZ CARVALH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<text:span text:style-name="T3">DIEGO GOUVEIA PESSOA DE LIM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2"/>
        </table:table-row>
        <table:table-row table:style-name="ro4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<text:span text:style-name="T3">DIEGO SOARES RIBEIRO</text:span></text:p>
          </table:table-cell>
          <table:table-cell table:style-name="ce8" office:value-type="string" calcext:value-type="string">
            <text:p><text:span text:style-name="T3">COORDENADOR DA DIVISÃO FINANCEIRA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<text:span text:style-name="T3">DIOGO HENRIQUE PEREIRA MONTALV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<text:span text:style-name="T3">DORVALINA TELES DANTAS CECHINE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<text:span text:style-name="T3">DOUGLAS SOARES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<text:span text:style-name="T3">EDILENILZA DA SILVA SOUZA MACEDO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<text:span text:style-name="T3">EDINALDO BARBOSA DA SILVA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<text:span text:style-name="T3">EDJILDA RESENDE DE LIMA GUER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<text:span text:style-name="T3">EDMILSON ARAUJO DO CARMO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<text:span text:style-name="T3">EDMILSON DE SOUZA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0" calcext:value-type="float">
            <text:p>910,00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0" calcext:value-type="float">
            <text:p>910,00</text:p>
          </table:table-cell>
          <table:table-cell table:number-columns-repeated="982"/>
        </table:table-row>
        <table:table-row table:style-name="ro4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<text:span text:style-name="T3">EDNALDO SAN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<text:span text:style-name="T3">EDSON DOS SANTOS</text:span></text:p>
          </table:table-cell>
          <table:table-cell table:style-name="ce8" office:value-type="string" calcext:value-type="string">
            <text:p><text:span text:style-name="T3">Assessor do Núcleo de C. e D. Proc. do C. Superior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<text:span text:style-name="T3">EDUARDO ALBERTO FREIRE DE ALMEIDA SEAB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<text:span text:style-name="T3">EDUARDO ANTONIO SEAB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<text:span text:style-name="T3">EDUARDO BARRETO DAVILA FONTES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7816.91" calcext:value-type="float">
            <text:p>7.816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7816.91" calcext:value-type="float">
            <text:p>7.816,91</text:p>
          </table:table-cell>
          <table:table-cell table:number-columns-repeated="982"/>
        </table:table-row>
        <table:table-row table:style-name="ro4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<text:span text:style-name="T3">EDUARDO DE CABRAL MENEZES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<text:span text:style-name="T3">EDUARDO DE SOUSA CARVALHO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<text:span text:style-name="T3">EDUARDO FARIA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E DEFESA DO PATRIMONIO PUBLICO E DA ORDEM TRIBUTAR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<text:span text:style-name="T3">EDUARDO FRANKLIN MIRANDA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<text:span text:style-name="T3">EDUARDO LIMA DE MA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<text:span text:style-name="T3">EDUARDO VIEIRA DOS SANTOS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<text:span text:style-name="T3">EDVALDO BEZERR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0" calcext:value-type="float">
            <text:p>910,00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0" calcext:value-type="float">
            <text:p>910,00</text:p>
          </table:table-cell>
          <table:table-cell table:number-columns-repeated="982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<text:span text:style-name="T3">EDVALDO VIEIRA MESS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<text:span text:style-name="T3">EDYLENO ITALO SANTOS SODR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style-name="ce13" office:value-type="float" office:value="449.2" calcext:value-type="float">
            <text:p>449,2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3818.11" calcext:value-type="float">
            <text:p>3.818,11</text:p>
          </table:table-cell>
          <table:table-cell table:number-columns-repeated="982"/>
        </table:table-row>
        <table:table-row table:style-name="ro4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<text:span text:style-name="T3">ELAINE PESSO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<text:span text:style-name="T3">ELBER GONCALVES DOS ANJ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<text:span text:style-name="T3">ELDA MARIA GONCALVES MENEZES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<text:span text:style-name="T3">ELEN ROSE SOUZA SANTO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<text:span text:style-name="T3">ELENICE PIRES DAMACEN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<text:span text:style-name="T3">ELIANE CARNEIRO FRANCO</text:span></text:p>
          </table:table-cell>
          <table:table-cell table:style-name="ce8" office:value-type="string" calcext:value-type="string">
            <text:p><text:span text:style-name="T3">AUX.ADMINISTRATIVO - requisitad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<text:span text:style-name="T3">ELIANE GOES DA SILVA MONTE ALEGRE</text:span></text:p>
          </table:table-cell>
          <table:table-cell table:style-name="ce8" office:value-type="string" calcext:value-type="string">
            <text:p><text:span text:style-name="T3">* ADVOGAD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<text:span text:style-name="T3">ELISGARDENIA RODRIGUES MACEN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 PROMOTORIA DE JUSTIÇA DA CURADORIA DA FAZENDA PUBLICA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<text:span text:style-name="T3">ELIZALDO DIAS DOS SANTO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<text:span text:style-name="T3">ELOANDERSON DANTAS BATI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<text:span text:style-name="T3">ELZA CESPEDES RAMOS SIQUEIR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<text:span text:style-name="T3">ELZA LORENZA QUARANTA LEITE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247" calcext:value-type="float">
            <text:p>2.247,00</text:p>
          </table:table-cell>
          <table:table-cell table:number-columns-repeated="14" table:style-name="ce13" office:value-type="float" office:value="0" calcext:value-type="float">
            <text:p>0,00</text:p>
          </table:table-cell>
          <table:table-cell table:style-name="ce13" office:value-type="float" office:value="2247" calcext:value-type="float">
            <text:p>2.247,00</text:p>
          </table:table-cell>
          <table:table-cell table:number-columns-repeated="982"/>
        </table:table-row>
        <table:table-row table:style-name="ro4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<text:span text:style-name="T3">EMERSON OLIVEIRA ANDRA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1684.45" calcext:value-type="float">
            <text:p>1.684,45</text:p>
          </table:table-cell>
          <table:table-cell table:style-name="ce13" office:value-type="float" office:value="729.95" calcext:value-type="float">
            <text:p>729,95</text:p>
          </table:table-cell>
          <table:table-cell table:style-name="ce13" office:value-type="float" office:value="2414.4" calcext:value-type="float">
            <text:p>2.414,40</text:p>
          </table:table-cell>
          <table:table-cell table:number-columns-repeated="982"/>
        </table:table-row>
        <table:table-row table:style-name="ro4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<text:span text:style-name="T3">EMILSON CHAGAS 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<text:span text:style-name="T3">ENID SANTOS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<text:span text:style-name="T3">ENIO PEREIRA ANDRADE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14" calcext:value-type="float">
            <text:p>2014</text:p>
          </table:table-cell>
          <table:table-cell table:style-name="ce8" office:value-type="string" calcext:value-type="string">
            <text:p><text:span text:style-name="T3">ERIBERTO PESSOA</text:span></text:p>
          </table:table-cell>
          <table:table-cell table:style-name="ce8" office:value-type="string" calcext:value-type="string">
            <text:p><text:span text:style-name="T3">1º SARGENTO - requisitado 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<text:span text:style-name="T3">ERIC VINICIUS MOURA DANTAS</text:span></text:p>
          </table:table-cell>
          <table:table-cell table:style-name="ce8" office:value-type="string" calcext:value-type="string">
            <text:p><text:span text:style-name="T3">CHEFE DO SETOR DE ALMOXARIFADO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<text:span text:style-name="T3">ERICA LUIZE LIM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<text:span text:style-name="T3">ERIKA VALERIA CABRAL TAVARES REZEN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<text:span text:style-name="T3">ERLON LEAL MARTIN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<text:span text:style-name="T3">ERNESTO ANIZIO AZEVEDO MEL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82"/>
        </table:table-row>
        <table:table-row table:style-name="ro4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<text:span text:style-name="T3">ESTACIO MOREIRA DE ARIMATE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<text:span text:style-name="T3">ETELIO DE CARVALHO PRADO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AUXILIAR DE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6737.82" calcext:value-type="float">
            <text:p>6.737,8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6737.82" calcext:value-type="float">
            <text:p>6.737,82</text:p>
          </table:table-cell>
          <table:table-cell table:number-columns-repeated="982"/>
        </table:table-row>
        <table:table-row table:style-name="ro4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<text:span text:style-name="T3">EUCLIDES OLEGARIO NETO</text:span></text:p>
          </table:table-cell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<text:span text:style-name="T3">EUVALDO MENESES ALVE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<text:span text:style-name="T3">EUZA MARIA GENTIL MISSANO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<text:span text:style-name="T3">EVA CECILIA TRINDADE SIQU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 TERCEIRO SET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<text:span text:style-name="T3">EVERALDO DA SILVA CERQUEIRA</text:span></text:p>
          </table:table-cell>
          <table:table-cell table:style-name="ce8" office:value-type="string" calcext:value-type="string">
            <text:p><text:span text:style-name="T3">PROGRAMADOR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<text:span text:style-name="T3">EVERTON OLIVEIRA ANGELO DA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<text:span text:style-name="T3">EVERTON REGO GO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<text:span text:style-name="T3">EVERTON SOUZ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<text:span text:style-name="T3">EVILIN OLIVEIRA SANTOS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982"/>
        </table:table-row>
        <table:table-row table:style-name="ro4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<text:span text:style-name="T3">EWERTON FARIAS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<text:span text:style-name="T3">EWERTON PEREIRA FONSEC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<text:span text:style-name="T3">FABIA PRISCILLA DE ARAUJO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346.65" calcext:value-type="float">
            <text:p>346,65</text:p>
          </table:table-cell>
          <table:table-cell table:style-name="ce13" office:value-type="float" office:value="173.29" calcext:value-type="float">
            <text:p>173,29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519.94" calcext:value-type="float">
            <text:p>519,94</text:p>
          </table:table-cell>
          <table:table-cell table:number-columns-repeated="982"/>
        </table:table-row>
        <table:table-row table:style-name="ro4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<text:span text:style-name="T3">FABIANA CARVALHO VIANA FRANC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<text:span text:style-name="T3">FABIANA LIMA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<text:span text:style-name="T3">FABIO ANTONIO LEITE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<text:span text:style-name="T3">FABIO AUGUSTO MENEZES SANTOS</text:span></text:p>
          </table:table-cell>
          <table:table-cell table:style-name="ce8" office:value-type="string" calcext:value-type="string">
            <text:p><text:span text:style-name="T3">Chefe do Setor de Estat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<text:span text:style-name="T3">FABIO COSTA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<text:span text:style-name="T3">FABIO ERIK MONTE D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<text:span text:style-name="T3">FABIO OLIVEIRA UCHOA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<text:span text:style-name="T3">FABIO PINHEIRO SILVA DE MENEZ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<text:span text:style-name="T3">FABIO PUTUMUJU DE OLIV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4224.29" calcext:value-type="float">
            <text:p>14.224,29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6397.21" calcext:value-type="float">
            <text:p>16.397,21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<text:span text:style-name="T3">FABIO SILVA TORRES</text:span></text:p>
          </table:table-cell>
          <table:table-cell table:style-name="ce8" office:value-type="string" calcext:value-type="string">
            <text:p><text:span text:style-name="T3">ASSESSOR DO DIRETOR ADMINISTRATIV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<text:span text:style-name="T3">FABIO VIEGAS MENDONCA DE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6470.23" calcext:value-type="float">
            <text:p>16.470,23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8854.3" calcext:value-type="float">
            <text:p>18.854,3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982"/>
        </table:table-row>
        <table:table-row table:style-name="ro4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<text:span text:style-name="T3">FABRICIO EMMANUEL LIM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<text:span text:style-name="T3">FELIPE AUGUSTO RIBEIRO VI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<text:span text:style-name="T3">FELIPE LEANDRO PODEROSO BISPO DA MO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<text:span text:style-name="T3">FELIPE RIBEIRO ALMICO FRAG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<text:span text:style-name="T3">FELIX CARBALLAL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4" table:style-name="ce13" office:value-type="float" office:value="0" calcext:value-type="float">
            <text:p>0,00</text:p>
          </table:table-cell>
          <table:table-cell table:style-name="ce13" office:value-type="float" office:value="561.5" calcext:value-type="float">
            <text:p>561,5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3930.41" calcext:value-type="float">
            <text:p>3.930,41</text:p>
          </table:table-cell>
          <table:table-cell table:number-columns-repeated="982"/>
        </table:table-row>
        <table:table-row table:style-name="ro4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<text:span text:style-name="T3">FELLIPE BARROS CAVALCAN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<text:span text:style-name="T3">FERNANDA CAMPO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<text:span text:style-name="T3">FERNANDA RAMOS ARAUJO SOBRAL DE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style-name="ce13" office:value-type="float" office:value="186.62" calcext:value-type="float">
            <text:p>186,62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586.62" calcext:value-type="float">
            <text:p>586,62</text:p>
          </table:table-cell>
          <table:table-cell table:number-columns-repeated="982"/>
        </table:table-row>
        <table:table-row table:style-name="ro4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<text:span text:style-name="T3">FERNANDA SANTOS SOUS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<text:span text:style-name="T3">FERNANDA SILVA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<text:span text:style-name="T3">FERNANDA TAGEANNE CORREIA GAM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S DIREITOS A SAUD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<text:span text:style-name="T3">FERNANDO HENRIQUE VIEIRA TRINDADE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<text:span text:style-name="T3">FLAMARION D AVILA FONTES 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<text:span text:style-name="T3">FLAVIA ARAUJO BARRET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<text:span text:style-name="T3">FLAVIA FRANCO DO PRADO CARVA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<text:span text:style-name="T3">FLAVIA PATRICIA SANTOS BARR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181.54" calcext:value-type="float">
            <text:p>1.181,54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181.54" calcext:value-type="float">
            <text:p>1.181,54</text:p>
          </table:table-cell>
          <table:table-cell table:number-columns-repeated="982"/>
        </table:table-row>
        <table:table-row table:style-name="ro4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<text:span text:style-name="T3">FLAVIANO ALMEID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O TRIBUNAL DO JURI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<text:span text:style-name="T3">FLAVIO FONSEC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<text:span text:style-name="T3">FLAVIO FONSECA SILVA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<text:span text:style-name="T3">FLAVIO PRADO FONSEC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<text:span text:style-name="T3">FLAVIO SILVA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46.63" calcext:value-type="float">
            <text:p>146,63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146.63" calcext:value-type="float">
            <text:p>146,63</text:p>
          </table:table-cell>
          <table:table-cell table:number-columns-repeated="982"/>
        </table:table-row>
        <table:table-row table:style-name="ro4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<text:span text:style-name="T3">FLAVIO WALLACE SANTOS FREIRE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<text:span text:style-name="T3">FRANCISCO FERREIRA DE LIMA JUNIO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02.7" calcext:value-type="float">
            <text:p>202,7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02.7" calcext:value-type="float">
            <text:p>202,70</text:p>
          </table:table-cell>
          <table:table-cell table:number-columns-repeated="982"/>
        </table:table-row>
        <table:table-row table:style-name="ro4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<text:span text:style-name="T3">FRANCISCO JOSE DE OLIVEIRA GO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1684.45" calcext:value-type="float">
            <text:p>1.684,45</text:p>
          </table:table-cell>
          <table:table-cell table:style-name="ce13" office:value-type="float" office:value="1010.7" calcext:value-type="float">
            <text:p>1.010,70</text:p>
          </table:table-cell>
          <table:table-cell table:style-name="ce13" office:value-type="float" office:value="2695.15" calcext:value-type="float">
            <text:p>2.695,15</text:p>
          </table:table-cell>
          <table:table-cell table:number-columns-repeated="982"/>
        </table:table-row>
        <table:table-row table:style-name="ro4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<text:span text:style-name="T3">FRANCISCO MODESTO DOS PASSOS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ESPECIAL CÍVEL E CRIMINAL DE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<text:span text:style-name="T3">FRANCISCO OLIVEIRA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<text:span text:style-name="T3">FRANCISLENE FISCINA GARCEZ</text:span></text:p>
          </table:table-cell>
          <table:table-cell table:style-name="ce8" office:value-type="string" calcext:value-type="string">
            <text:p><text:span text:style-name="T3">FISCAL DE TRIBUTOS - requisitad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<text:span text:style-name="T3">GABRIELA ANDRADE 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<text:span text:style-name="T3">GENIVALDO DE MENEZE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<text:span text:style-name="T3">GEORGE VICTOR FREIRE DUAR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<text:span text:style-name="T3">GEOVAL JOSE DO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<text:span text:style-name="T3">GERALDO CEZAR BARROS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<text:span text:style-name="T3">GERALDO MELO DE OLIVEIRA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<text:span text:style-name="T3">GERINALDO DOS SANTOS BARBOS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<text:span text:style-name="T3">GERSICA DAYANE SOUZA SANTOS </text:span></text:p>
          </table:table-cell>
          <table:table-cell table:style-name="ce8" office:value-type="string" calcext:value-type="string">
            <text:p><text:span text:style-name="T3">ASSESSOR DO NUCLEO DE LIQUIDAÇAO E PAGAMENT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<text:span text:style-name="T3">GESSICA SANTOS SOUZA CABRAL</text:span></text:p>
          </table:table-cell>
          <table:table-cell table:style-name="ce8" office:value-type="string" calcext:value-type="string">
            <text:p><text:span text:style-name="T3">Chefe do Núcleo de Comunicaçã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<text:span text:style-name="T3">GICELE MARA CAVALCANTE DAVILA FONT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61.5" calcext:value-type="float">
            <text:p>561,5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61.5" calcext:value-type="float">
            <text:p>561,50</text:p>
          </table:table-cell>
          <table:table-cell table:number-columns-repeated="982"/>
        </table:table-row>
        <table:table-row table:style-name="ro4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<text:span text:style-name="T3">GILBERTO DORIA DANTAS JUNIOR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<text:span text:style-name="T3">GILDETE XAVIER ALMEID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<text:span text:style-name="T3">GILENO ALVES SAN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<text:span text:style-name="T3">GILTON FEITOSA CONCEIC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ARACAJU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<text:span text:style-name="T3">GILVAN DE OLIVEIRA FIEL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<text:span text:style-name="T3">GILVAN OLIVEIRA DE REZENDE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4864.38" calcext:value-type="float">
            <text:p>14.864,38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7037.3" calcext:value-type="float">
            <text:p>17.037,3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120.14" calcext:value-type="float">
            <text:p>1.120,14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040.44" calcext:value-type="float">
            <text:p>3.040,44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4160.58" calcext:value-type="float">
            <text:p>4.160,58</text:p>
          </table:table-cell>
          <table:table-cell table:number-columns-repeated="982"/>
        </table:table-row>
        <table:table-row table:style-name="ro4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<text:span text:style-name="T3">GILVANIA ANDRADE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<text:span text:style-name="T3">GILZA ALMEIDA ROSARIO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<text:span text:style-name="T3">GISELLE  IMBASSAHY MESSIA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<text:span text:style-name="T3">GISLAINE FELIX DE CARVALHO CASTRO</text:span></text:p>
          </table:table-cell>
          <table:table-cell table:style-name="ce8" office:value-type="string" calcext:value-type="string">
            <text:p><text:span text:style-name="T3">Assessor da Div. de G. de Pess. e Ad, Av. e M. de Servidore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<text:span text:style-name="T3">GIULLIANO LEMOS ALVES DOS REI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<text:span text:style-name="T3">GIVANILSON SANTOS DE JESUS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ACOMPANHAMENTO ORCAMENTARIO E ANALISE ECONOM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787.65" calcext:value-type="float">
            <text:p>1.787,65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1787.65" calcext:value-type="float">
            <text:p>1.787,65</text:p>
          </table:table-cell>
          <table:table-cell table:number-columns-repeated="982"/>
        </table:table-row>
        <table:table-row table:style-name="ro4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<text:span text:style-name="T3">GLADEMIR GONCALVES DE FRANCA FI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<text:span text:style-name="T3">GLAU MARCEL DE MENEZES ROCH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<text:span text:style-name="T3">GLAUCIA DE ALBUQUERQUE GARCI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<text:span text:style-name="T3">GLAUCIA QUEIROZ DE MORA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<text:span text:style-name="T3">GLAUCIA TELES DE SOUSA NASCIMENTO</text:span></text:p>
          </table:table-cell>
          <table:table-cell table:style-name="ce8" office:value-type="string" calcext:value-type="string">
            <text:p><text:span text:style-name="T3">RECEPCIONISTA-requisitad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<text:span text:style-name="T3">GLAUCO LUIZ REZENDE DE CARVA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<text:span text:style-name="T3">GLEBERTON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9.94" calcext:value-type="float">
            <text:p>239,94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239.94" calcext:value-type="float">
            <text:p>239,94</text:p>
          </table:table-cell>
          <table:table-cell table:number-columns-repeated="982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<text:span text:style-name="T3">GLEISE CHRISTINE NUNES DE FREITAS</text:span></text:p>
          </table:table-cell>
          <table:table-cell table:style-name="ce8" office:value-type="string" calcext:value-type="string">
            <text:p><text:span text:style-name="T3">ANALISTA DO MP - ADMINISTRADOR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<text:span text:style-name="T3">GONCALO RIBEIRO DE MELO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<text:span text:style-name="T3">GRACE DE OLIVEIRA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DAS PROMOTORIAS DE JUSTICA DO TRIBUNAL DO JURI DE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<text:span text:style-name="T3">GRASIELE ROSARIO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<text:span text:style-name="T3">GREYCE MENDONÇA BELÉM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<text:span text:style-name="T3">GREZIELE LIM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<text:span text:style-name="T3">GUSTAVO MENDONCA RODRIGU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style-name="ce13" office:value-type="float" office:value="290.79" calcext:value-type="float">
            <text:p>290,79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3676.15" calcext:value-type="float">
            <text:p>3.676,15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<text:span text:style-name="T3">HEBERT DA SILVA FERR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<text:span text:style-name="T3">HELEN MARTHA DIAS SALVIAN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<text:span text:style-name="T3">HELENA CHRISTINA DE ALMEID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621.52" calcext:value-type="float">
            <text:p>2.621,5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<text:span text:style-name="T3">HELENO AVILA DOS SANTOS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<text:span text:style-name="T3">HELIO LIMA FEITOSA</text:span></text:p>
          </table:table-cell>
          <table:table-cell table:style-name="ce8" office:value-type="string" calcext:value-type="string">
            <text:p><text:span text:style-name="T3">2º TENENTE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484" calcext:value-type="float">
            <text:p>484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1760" calcext:value-type="float">
            <text:p>1.760,0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4416.92" calcext:value-type="float">
            <text:p>4.416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<text:span text:style-name="T3">HELIO SANTOS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<text:span text:style-name="T3">HELOISA GAMA DE SAL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<text:span text:style-name="T3">HENRIQUE RIBEIRO CARDOS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<text:span text:style-name="T3">HONORINA JAMILLY ALMEIDA NOV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<text:span text:style-name="T3">HUDSON DE JESUS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<text:span text:style-name="T3">IAN EMILIO SCHLINGMANN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<text:span text:style-name="T3">IANNY CAROLINY ALMEIDA SIL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<text:span text:style-name="T3">IARA PINHEIRO DE JESU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<text:span text:style-name="T3">IB RODRIGUES FERREIR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<text:span text:style-name="T3">IDIBERTO BORGES DA SILVA</text:span></text:p>
          </table:table-cell>
          <table:table-cell table:style-name="ce8" office:value-type="string" calcext:value-type="string">
            <text:p><text:span text:style-name="T3">MENSAGEIRO - requisitado</text:span></text:p>
          </table:table-cell>
          <table:table-cell table:style-name="ce8" office:value-type="string" calcext:value-type="string">
            <text:p><text:span text:style-name="T3">PROMOTORIA DE JUSTICA - PACATUB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<text:span text:style-name="T3">IGOR PEREIRA TEL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266.67" calcext:value-type="float">
            <text:p>266,6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3942.75" calcext:value-type="float">
            <text:p>3.942,75</text:p>
          </table:table-cell>
          <table:table-cell table:number-columns-repeated="14" table:style-name="ce13" office:value-type="float" office:value="0" calcext:value-type="float">
            <text:p>0,00</text:p>
          </table:table-cell>
          <table:table-cell table:style-name="ce13" office:value-type="float" office:value="4736.48" calcext:value-type="float">
            <text:p>4.736,48</text:p>
          </table:table-cell>
          <table:table-cell table:number-columns-repeated="982"/>
        </table:table-row>
        <table:table-row table:style-name="ro4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<text:span text:style-name="T3">ILANA CHAGAS FERRO COELHO DA PAZ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<text:span text:style-name="T3">IOLANDO VIEIRA SANTOS FILHO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<text:span text:style-name="T3">IRINALDO JOSE DOS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<text:span text:style-name="T3">ISABEL CHRISTINA PRAZERES RODRIGU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<text:span text:style-name="T3">ISABELA DE ARAGAO DOR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<text:span text:style-name="T3">ISABELLE CRISTINE DA SILVA FRAZ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<text:span text:style-name="T3">ITALO PEREIRA TELE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<text:span text:style-name="T3">IURI MARCEL MENEZES BORG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<text:span text:style-name="T3">IVAN FERNANDES LEAL DE MEL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<text:span text:style-name="T3">IVAN VIEIRA DE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<text:span text:style-name="T3">IVANDILSON DE MOURA F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<text:span text:style-name="T3">IVES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<text:span text:style-name="T3">IZABELA ROSA VI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<text:span text:style-name="T3">IZAC SILVA DE JESUS 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OORDENADORIA DE APOIO AOS PROMOTORES ELEITORAIS - COAP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<text:span text:style-name="T3">JACQUELINE ALMEI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<text:span text:style-name="T3">JACQUELINE CARVALHO NABUCO D AVILA CESPEDES</text:span></text:p>
          </table:table-cell>
          <table:table-cell table:style-name="ce8" office:value-type="string" calcext:value-type="string">
            <text:p><text:span text:style-name="T3">PEDAGOG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<text:span text:style-name="T3">JACQUELINE DE LIM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<text:span text:style-name="T3">JACQUELINE MONTE DE HOLLAN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491.67" calcext:value-type="float">
            <text:p>1.491,67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491.67" calcext:value-type="float">
            <text:p>1.491,67</text:p>
          </table:table-cell>
          <table:table-cell table:number-columns-repeated="982"/>
        </table:table-row>
        <table:table-row table:style-name="ro4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<text:span text:style-name="T3">JAMISSON CARLOS DE JESUS FERREIRA</text:span></text:p>
          </table:table-cell>
          <table:table-cell table:style-name="ce8" office:value-type="string" calcext:value-type="string">
            <text:p><text:span text:style-name="T3">2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<text:span text:style-name="T3">JAMISSON RODRIGUES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<text:span text:style-name="T3">JANIO DA SILVA CRUZ</text:span></text:p>
          </table:table-cell>
          <table:table-cell table:style-name="ce8" office:value-type="string" calcext:value-type="string">
            <text:p><text:span text:style-name="T3">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<text:span text:style-name="T3">JAQUELINE BAPTISTA DE ALMEIDA</text:span></text:p>
          </table:table-cell>
          <table:table-cell table:style-name="ce8" office:value-type="string" calcext:value-type="string">
            <text:p><text:span text:style-name="T3">Assessor do C. Adm. e Pedagógico da E.S.MP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<text:span text:style-name="T3">JARBAS ADELINO SANTOS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459.9" calcext:value-type="float">
            <text:p>1.459,9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459.9" calcext:value-type="float">
            <text:p>1.459,90</text:p>
          </table:table-cell>
          <table:table-cell table:number-columns-repeated="982"/>
        </table:table-row>
        <table:table-row table:style-name="ro4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<text:span text:style-name="T3">JEAN CARLOS DE ANDRADE TINTILIAN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<text:span text:style-name="T3">JEAN DE JESUS PI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<text:span text:style-name="T3">JEANE SANTOS NASCIMENT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<text:span text:style-name="T3">JESSICA MATOS CORRE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<text:span text:style-name="T3">JESSICA TAVARES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<text:span text:style-name="T3">JESSYCA KAROLINE SOUZA ALVES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27" calcext:value-type="float">
            <text:p>2227</text:p>
          </table:table-cell>
          <table:table-cell table:style-name="ce8" office:value-type="string" calcext:value-type="string">
            <text:p><text:span text:style-name="T3">JOAMERSON CLEINE XAVIER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<text:span text:style-name="T3">JOANA ANGELICA CARREGOS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982"/>
        </table:table-row>
        <table:table-row table:style-name="ro4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<text:span text:style-name="T3">JOANA WIRTI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O TRIBUNAL DO JURI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173.33" calcext:value-type="float">
            <text:p>173,3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173.33" calcext:value-type="float">
            <text:p>173,33</text:p>
          </table:table-cell>
          <table:table-cell table:number-columns-repeated="982"/>
        </table:table-row>
        <table:table-row table:style-name="ro4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<text:span text:style-name="T3">JOAO ALBERTO LEONARDO CLEMENT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<text:span text:style-name="T3">JOAO BARBOSA DE OLIVEIRA FILHO</text:span></text:p>
          </table:table-cell>
          <table:table-cell table:style-name="ce8" office:value-type="string" calcext:value-type="string">
            <text:p><text:span text:style-name="T3">DETETIVE POL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<text:span text:style-name="T3">JOAO CARLOS NOGUEIRA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<text:span text:style-name="T3">JOAO COSTA DOS SANTOS</text:span></text:p>
          </table:table-cell>
          <table:table-cell table:style-name="ce8" office:value-type="string" calcext:value-type="string">
            <text:p><text:span text:style-name="T3">GARÇON - requisitado</text:span></text:p>
          </table:table-cell>
          <table:table-cell table:style-name="ce8" office:value-type="string" calcext:value-type="string">
            <text:p><text:span text:style-name="T3">COPA 4º ANDAR/DAA/D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<text:span text:style-name="T3">JOAO CRUZ LEANDRO DA SILV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<text:span text:style-name="T3">JOAO FLORENCIO SANTOS FILHO</text:span></text:p>
          </table:table-cell>
          <table:table-cell table:style-name="ce8" office:value-type="string" calcext:value-type="string">
            <text:p><text:span text:style-name="T3">2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<text:span text:style-name="T3">JOAO FRANCISCO GAGNO CAMPAGNA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982"/>
        </table:table-row>
        <table:table-row table:style-name="ro4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<text:span text:style-name="T3">JOAO HENRIQUE DE MELO ELI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<text:span text:style-name="T3">JOAO PAULO SANTOS BISP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<text:span text:style-name="T3">JOAO RAIMUNDO MOREIRA GUIMAR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<text:span text:style-name="T3">JOAO RIBEIRO DE ALMEIDA NET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<text:span text:style-name="T3">JOAO RICARDO ANDRADE COR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<text:span text:style-name="T3">JOAO RODRIGUES DOS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<text:span text:style-name="T3">JOAO RODRIGUE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<text:span text:style-name="T3">JOAQUIM DANTAS CARDOSO NETO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<text:span text:style-name="T3">JOELMA LOPES CUSTODIO CRUZ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<text:span text:style-name="T3">JOELMA SOARES MACEDO DE SANT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<text:span text:style-name="T3">JOLIVIO ALVES SANTOS FILHO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<text:span text:style-name="T3">JORGE MURILO SEIXAS DE SANTAN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497.57" calcext:value-type="float">
            <text:p>2.497,57</text:p>
          </table:table-cell>
          <table:table-cell table:style-name="ce13" office:value-type="float" office:value="1531.43" calcext:value-type="float">
            <text:p>1.531,4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4029" calcext:value-type="float">
            <text:p>4.029,00</text:p>
          </table:table-cell>
          <table:table-cell table:number-columns-repeated="982"/>
        </table:table-row>
        <table:table-row table:style-name="ro4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<text:span text:style-name="T3">JORGIVALDO SILVA FEITOS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<text:span text:style-name="T3">JOSE AGNALDO DOS SANTOS</text:span></text:p>
          </table:table-cell>
          <table:table-cell table:style-name="ce8" office:value-type="string" calcext:value-type="string">
            <text:p><text:span text:style-name="T3">AGENTE DE APOIO OPERACIONAL - requisitad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<text:span text:style-name="T3">JOSE AILTON NUNES 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<text:span text:style-name="T3">JOSE ANCELMO DOS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<text:span text:style-name="T3">JOSE ANCELMO OLIVEIR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982"/>
        </table:table-row>
        <table:table-row table:style-name="ro4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<text:span text:style-name="T3">JOSE ANDRADE JUNIOR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<text:span text:style-name="T3">JOSE APARECIDO DO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<text:span text:style-name="T3">JOSE AUGUSTO DO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<text:span text:style-name="T3">JOSE AUGUSTO SANTO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<text:span text:style-name="T3">JOSE AVELAR PEREIRA MATTOS SEGUN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CONSELHEIRO - DOUTOR EDUARDO BARRETO DAVILA FONT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<text:span text:style-name="T3">JOSE BIZERRA DO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<text:span text:style-name="T3">JOSE BONIFACIO DA SILVA JUNIOR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<text:span text:style-name="T3">JOSE BRUNO BATISTA SILVA</text:span></text:p>
          </table:table-cell>
          <table:table-cell table:style-name="ce8" office:value-type="string" calcext:value-type="string">
            <text:p><text:span text:style-name="T3">Chefe do Arquivo Central do MP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<text:span text:style-name="T3">JOSE CARLOS ALVES SANTOS</text:span></text:p>
          </table:table-cell>
          <table:table-cell table:style-name="ce8" office:value-type="string" calcext:value-type="string">
            <text:p><text:span text:style-name="T3">SUBTENENTE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<text:span text:style-name="T3">JOSE CARLOS DE OLIVEIRA FILH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985.22" calcext:value-type="float">
            <text:p>2.985,2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985.22" calcext:value-type="float">
            <text:p>2.985,22</text:p>
          </table:table-cell>
          <table:table-cell table:number-columns-repeated="982"/>
        </table:table-row>
        <table:table-row table:style-name="ro4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<text:span text:style-name="T3">JOSE CARLOS DOS SANTO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<text:span text:style-name="T3">JOSE CARLOS MELO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<text:span text:style-name="T3">JOSE CESAR NOBREGA CAVALCANTE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<text:span text:style-name="T3">JOSE CLAUDIANO SILVA DE CARVALHO</text:span></text:p>
          </table:table-cell>
          <table:table-cell table:style-name="ce8" office:value-type="string" calcext:value-type="string">
            <text:p><text:span text:style-name="T3">VIGILANTE - requisitad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<text:span text:style-name="T3">JOSE CLAUDINO DA ROCHA SALE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<text:span text:style-name="T3">JOSE CLAUDIO CARDOSO DOS SANTO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<text:span text:style-name="T3">JOSE CLAUDIO DE MATOS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<text:span text:style-name="T3">JOSE COSTA CAVALCANTE JUNIOR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<text:span text:style-name="T3">JOSE DA SILVA ARAGA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<text:span text:style-name="T3">JOSE DE FARO MENEZES NETO</text:span></text:p>
          </table:table-cell>
          <table:table-cell table:style-name="ce8" office:value-type="string" calcext:value-type="string">
            <text:p><text:span text:style-name="T3">ADMINISTRADOR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<text:span text:style-name="T3">JOSE DE OLIVEIRA FREITA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<text:span text:style-name="T3">JOSE DE OLIVEIRA FREITAS JUNIOR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<text:span text:style-name="T3">JOSE DENILTON NASCIMENTO DE JESUS</text:span></text:p>
          </table:table-cell>
          <table:table-cell table:style-name="ce8" office:value-type="string" calcext:value-type="string">
            <text:p><text:span text:style-name="T3">2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841.11" calcext:value-type="float">
            <text:p>841,11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3225.18" calcext:value-type="float">
            <text:p>3.225,18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<text:span text:style-name="T3">JOSE DERNIVAL DA SILVA SANTOS FILHO</text:span></text:p>
          </table:table-cell>
          <table:table-cell table:style-name="ce8" office:value-type="string" calcext:value-type="string">
            <text:p><text:span text:style-name="T3">ASSESSOR DO COORDENADOR DA DIVISAO DE PATRIMONI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<text:span text:style-name="T3">JOSE EDSON CARDOSO 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<text:span text:style-name="T3">JOSE ELIAS PINHO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<text:span text:style-name="T3">JOSE FERNANDO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<text:span text:style-name="T3">JOSE FERREIRA DE LIMA</text:span></text:p>
          </table:table-cell>
          <table:table-cell table:style-name="ce8" office:value-type="string" calcext:value-type="string">
            <text:p><text:span text:style-name="T3">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<text:span text:style-name="T3">JOSE ISAU DE LIMA FRANCA</text:span></text:p>
          </table:table-cell>
          <table:table-cell table:style-name="ce8" office:value-type="string" calcext:value-type="string">
            <text:p><text:span text:style-name="T3">COORDENADOR DA DIVISÃO DE ENG. E MANUTENÇÃ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<text:span text:style-name="T3">JOSE LUCAS CARVALHO RIBEIRO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<text:span text:style-name="T3">JOSE LUCAS DA SILVA GO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29945.88" calcext:value-type="float">
            <text:p>29.945,88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32118.8" calcext:value-type="float">
            <text:p>32.118,8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<text:span text:style-name="T3">JOSE LUCAS SANTOS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<text:span text:style-name="T3">JOSE MAGALHAES DE SANT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<text:span text:style-name="T3">JOSE MARCOS SANTOS CHAGA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<text:span text:style-name="T3">JOSE MARIO DA CRUZ COST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<text:span text:style-name="T3">JOSE MARLUCIO MONTEIRO FERREIRA</text:span></text:p>
          </table:table-cell>
          <table:table-cell table:style-name="ce8" office:value-type="string" calcext:value-type="string">
            <text:p><text:span text:style-name="T3">Coordenador da Div. Perícia Contábil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<text:span text:style-name="T3">JOSE MICAEL BISPO RODRIGU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<text:span text:style-name="T3">JOSE MIRANDA SOUZ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<text:span text:style-name="T3">JOSE NUNES SANTOS</text:span></text:p>
          </table:table-cell>
          <table:table-cell table:style-name="ce8" office:value-type="string" calcext:value-type="string">
            <text:p><text:span text:style-name="T3">SOLDADO - requistado 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<text:span text:style-name="T3">JOSE RENATO LIMA SAMPAI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<text:span text:style-name="T3">JOSE RICARDO ALVES DE JESU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<text:span text:style-name="T3">JOSE RONALDO DE JESU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style-name="ce13" office:value-type="float" office:value="66.67" calcext:value-type="float">
            <text:p>66,67</text:p>
          </table:table-cell>
          <table:table-cell table:style-name="ce13" office:value-type="float" office:value="266.65" calcext:value-type="float">
            <text:p>266,65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333.32" calcext:value-type="float">
            <text:p>333,32</text:p>
          </table:table-cell>
          <table:table-cell table:number-columns-repeated="982"/>
        </table:table-row>
        <table:table-row table:style-name="ro4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<text:span text:style-name="T3">JOSE RONY SILVA ALMEID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982"/>
        </table:table-row>
        <table:table-row table:style-name="ro4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<text:span text:style-name="T3">JOSE SACRAMENTO DOS  SANTO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<text:span text:style-name="T3">JOSENALVO SILVA SANTOS</text:span></text:p>
          </table:table-cell>
          <table:table-cell table:style-name="ce8" office:value-type="string" calcext:value-type="string">
            <text:p><text:span text:style-name="T3">SUB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<text:span text:style-name="T3">JOSENIAS FRANCA DO NASCIMENT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82"/>
        </table:table-row>
        <table:table-row table:style-name="ro4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<text:span text:style-name="T3">JOUBERTO UCHOA DE MENDONCA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<text:span text:style-name="T3">JUCIARA REI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<text:span text:style-name="T3">JULIANA CHECCUCCI CARBALLAL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<text:span text:style-name="T3">JULIANA COUTO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<text:span text:style-name="T3">JULIANA DA COSTA MACIEL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<text:span text:style-name="T3">JULIANA DAYSE FREITAS DO SACRAMENTO AQUIN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<text:span text:style-name="T3">JULIANA DE BRITTO AMORI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<text:span text:style-name="T3">JULIANA GOMES REZENDE DORI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<text:span text:style-name="T3">JULIANA LUSTOSA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<text:span text:style-name="T3">JULIANA PRADO VIEIRA RI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<text:span text:style-name="T3">JULIANA SOARES ALVES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<text:span text:style-name="T3">JULIANA SORAIA DO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<text:span text:style-name="T3">JULIANA VASCONCELOS DE OLIVEIRA FREIT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13.28" calcext:value-type="float">
            <text:p>213,28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213.28" calcext:value-type="float">
            <text:p>213,28</text:p>
          </table:table-cell>
          <table:table-cell table:number-columns-repeated="982"/>
        </table:table-row>
        <table:table-row table:style-name="ro4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<text:span text:style-name="T3">JULIANE MENDONCA NORON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<text:span text:style-name="T3">JULIANE RIBEIRO DANTAS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<text:span text:style-name="T3">JULIANE SOARES MARTINS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AO DE ESTAGIARI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<text:span text:style-name="T3">JULIANO CAVALCANTE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<text:span text:style-name="T3">JULIVAL PIRES REBOUCA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<text:span text:style-name="T3">JUSCILENE DOS SANTO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1760" calcext:value-type="float">
            <text:p>1.760,0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2816" calcext:value-type="float">
            <text:p>2.81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<text:span text:style-name="T3">JUSSARA OLIVEIRA DE MAT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<text:span text:style-name="T3">KARLA CHRISTIANY CRUZ LEITE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116.92" calcext:value-type="float">
            <text:p>1.116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<text:span text:style-name="T3">KARLA LIMA DE ALMEID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982"/>
        </table:table-row>
        <table:table-row table:style-name="ro4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<text:span text:style-name="T3">KARLA PATRICIA DE ANDRADE MOUR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<text:span text:style-name="T3">KASSIA JAMILLER NASCIMENTO SILV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113.73" calcext:value-type="float">
            <text:p>113,7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13.73" calcext:value-type="float">
            <text:p>113,7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<text:span text:style-name="T3">KATHARINA RESENDE DE LIMA GU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DAS 1ª E 3ª PROMOTORIAS DE JUSTICA DAS EXECUCOES CRIMINA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<text:span text:style-name="T3">KEILA LIMA FEIT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<text:span text:style-name="T3">KELFRENN TEIXEIRA RODRIGUES DE MENEZE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17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982"/>
        </table:table-row>
        <table:table-row table:style-name="ro4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<text:span text:style-name="T3">KELLI SOBRAL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<text:span text:style-name="T3">KELLY CRISTINE PEREIRA TEL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<text:span text:style-name="T3">KELLY SANTOS PIEDA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<text:span text:style-name="T3">KENIA LIMA FEIT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<text:span text:style-name="T3">KETLYN DE SANTANA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<text:span text:style-name="T3">KEVEN MATHEUS GOIS SANTAN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<text:span text:style-name="T3">KEYLLA TEIXEIRA SANTANA ANDRADE FRANC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<text:span text:style-name="T3">KRISTIANE FERREIRA DA SILV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66.67" calcext:value-type="float">
            <text:p>66,67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466.67" calcext:value-type="float">
            <text:p>466,67</text:p>
          </table:table-cell>
          <table:table-cell table:number-columns-repeated="982"/>
        </table:table-row>
        <table:table-row table:style-name="ro4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<text:span text:style-name="T3">LAELSON ALCANTARA DE PONTES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<text:span text:style-name="T3">LAIS GOMES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<text:span text:style-name="T3">LARISSA CAROLAINE MENEZES DE OLIV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<text:span text:style-name="T3">LARISSA DIAS FEITOSA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<text:span text:style-name="T3">LARISSA DOS SANTOS SANTANA MA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<text:span text:style-name="T3">LARISSA SOARES GUIMARAES PRADO DE OLIVEIR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<text:span text:style-name="T3">LAURA ELISA MENGEL SIMO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<text:span text:style-name="T3">LAURA IMPERATRIZ BATALHA MOREIRA NERY MOURA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937.1" calcext:value-type="float">
            <text:p>1.937,1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925.65" calcext:value-type="float">
            <text:p>1.925,65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862.75" calcext:value-type="float">
            <text:p>3.862,75</text:p>
          </table:table-cell>
          <table:table-cell table:number-columns-repeated="982"/>
        </table:table-row>
        <table:table-row table:style-name="ro4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<text:span text:style-name="T3">LAURO DE JESUS</text:span></text:p>
          </table:table-cell>
          <table:table-cell table:style-name="ce8" office:value-type="string" calcext:value-type="string">
            <text:p><text:span text:style-name="T3">1º SARGENTO - requisitado 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0" calcext:value-type="float">
            <text:p>910,00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0" calcext:value-type="float">
            <text:p>910,00</text:p>
          </table:table-cell>
          <table:table-cell table:number-columns-repeated="982"/>
        </table:table-row>
        <table:table-row table:style-name="ro4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<text:span text:style-name="T3">LEA ALVES SCHLINGMANN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<text:span text:style-name="T3">LEA GOMES DE ANDRADE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489.65" calcext:value-type="float">
            <text:p>1.489,65</text:p>
          </table:table-cell>
          <table:table-cell table:number-columns-repeated="14" table:style-name="ce13" office:value-type="float" office:value="0" calcext:value-type="float">
            <text:p>0,00</text:p>
          </table:table-cell>
          <table:table-cell table:style-name="ce13" office:value-type="float" office:value="1489.65" calcext:value-type="float">
            <text:p>1.489,65</text:p>
          </table:table-cell>
          <table:table-cell table:number-columns-repeated="982"/>
        </table:table-row>
        <table:table-row table:style-name="ro4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<text:span text:style-name="T3">LEA MARIA SOBRAL DA CRUZ</text:span></text:p>
          </table:table-cell>
          <table:table-cell table:style-name="ce8" office:value-type="string" calcext:value-type="string">
            <text:p><text:span text:style-name="T3">* TEC. ASSUNTOS HISTORIOGRÁFIC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<text:span text:style-name="T3">LEA MARIA SOBRAL DA CRUZ</text:span></text:p>
          </table:table-cell>
          <table:table-cell table:style-name="ce8" office:value-type="string" calcext:value-type="string">
            <text:p><text:span text:style-name="T3">DIRETOR ADMINISTRATIV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<text:span text:style-name="T3">LEALDO NUNES LIM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<text:span text:style-name="T3">LEILAINE SOUZA SANTANA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DEFESA DOS DIREIT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<text:span text:style-name="T3">LEMUEL SANTOS BOMFI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982"/>
        </table:table-row>
        <table:table-row table:style-name="ro4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<text:span text:style-name="T3">LENILDE NASCIMENTO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61.5" calcext:value-type="float">
            <text:p>561,5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61.5" calcext:value-type="float">
            <text:p>561,50</text:p>
          </table:table-cell>
          <table:table-cell table:number-columns-repeated="982"/>
        </table:table-row>
        <table:table-row table:style-name="ro4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<text:span text:style-name="T3">LEOGENEFFER ARAUJO DOS SANTOS</text:span></text:p>
          </table:table-cell>
          <table:table-cell table:style-name="ce8" office:value-type="string" calcext:value-type="string">
            <text:p><text:span text:style-name="T3">Assessor do Arq. Setorial do RH</text:span></text:p>
          </table:table-cell>
          <table:table-cell table:style-name="ce8" office:value-type="string" calcext:value-type="string">
            <text:p><text:span text:style-name="T3">ARQUIVO SETORIAL DO 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<text:span text:style-name="T3">LEONARDO JOSE CAMPOS MAIA DE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<text:span text:style-name="T3">LEONEL RODRIGUES CHAGAS</text:span></text:p>
          </table:table-cell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<text:span text:style-name="T3">LETICIA RAQUEL COSTA ROCH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<text:span text:style-name="T3">LEYDSON  GADELHA MOR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2"/>
        </table:table-row>
        <table:table-row table:style-name="ro4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<text:span text:style-name="T3">LHAIS SAMARA MESSIA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<text:span text:style-name="T3">LICIA REGIA DOS SANTOS DIAS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<text:span text:style-name="T3">LICIA VANESSA DE ANDRADE SANT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<text:span text:style-name="T3">LIDGIA MARIA DANTAS DE ANDRADE LIM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<text:span text:style-name="T3">LIDIANE MEDEIROS MAT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<text:span text:style-name="T3">LIGIA MARIA MONTEIRO DE FIGUEIREDO</text:span></text:p>
          </table:table-cell>
          <table:table-cell table:style-name="ce8" office:value-type="string" calcext:value-type="string">
            <text:p><text:span text:style-name="T3">DIRETOR FINANCEIR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<text:span text:style-name="T3">LILIA REJANE LIMA OLIVEIRA CARVALH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<text:span text:style-name="T3">LILIAN DOS SANTOS MACIEL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<text:span text:style-name="T3">LISSANDRO PATRICIUS GOIS SANTOS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<text:span text:style-name="T3">LIZANDRA GARDENIA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<text:span text:style-name="T3">LORENA DA ROCHA SILVA RIBEIRO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<text:span text:style-name="T3">LUA SILVA SANTOS VASCONCEL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<text:span text:style-name="T3">LUAN BRUNO BARBOSA DE SOUSA COST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<text:span text:style-name="T3">LUANA DIAS SOARES GARCIA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<text:span text:style-name="T3">LUANA FRANCA DE CARVALHO MACHA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<text:span text:style-name="T3">LUANA PRATA MONTEI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<text:span text:style-name="T3">LUANA ROCHA PR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DEFESA DO PATRIMONIO PUBLICO E DA ORDEM TRIBUTAR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<text:span text:style-name="T3">LUCAS EUGENIO MEL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597.09" calcext:value-type="float">
            <text:p>597,09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597.09" calcext:value-type="float">
            <text:p>597,0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<text:span text:style-name="T3">LUCAS LEITE MEDEIROS MASCARENHAS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<text:span text:style-name="T3">LUCIANA BASTOS CRUZ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982"/>
        </table:table-row>
        <table:table-row table:style-name="ro4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<text:span text:style-name="T3">LUCIANA CAVALCANTI NOBREG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<text:span text:style-name="T3">LUCIANA DIAS SOUZA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<text:span text:style-name="T3">LUCIANA DUARTE SOBRAL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.9" calcext:value-type="float">
            <text:p>336,9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.9" calcext:value-type="float">
            <text:p>336,90</text:p>
          </table:table-cell>
          <table:table-cell table:number-columns-repeated="982"/>
        </table:table-row>
        <table:table-row table:style-name="ro4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<text:span text:style-name="T3">LUCIANA LEONARDO RIBEIRO SILVA DE ARAUJ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<text:span text:style-name="T3">LUCIANA SANTANA MONTEIR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<text:span text:style-name="T3">LUCIANA YASMIM SANTOS PASSO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<text:span text:style-name="T3">LUCIO JOSE CARDOSO BARRETO LIM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LARANJEIRAS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<text:span text:style-name="T3">LUCIVAL VIEIRA DE MELO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<text:span text:style-name="T3">LUIS CLAUDIO ALMEID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<text:span text:style-name="T3">LUIS FAUSTO DIAS DE VALOIS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982"/>
        </table:table-row>
        <table:table-row table:style-name="ro4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<text:span text:style-name="T3">LUIS FELIPE JORDÃO WANDERLEY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880.95" calcext:value-type="float">
            <text:p>1.880,9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6.75" calcext:value-type="float">
            <text:p>506,75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387.7" calcext:value-type="float">
            <text:p>2.387,70</text:p>
          </table:table-cell>
          <table:table-cell table:number-columns-repeated="982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<text:span text:style-name="T3">LUIZ ALBERTO MOURA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773.11" calcext:value-type="float">
            <text:p>1.773,11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1773.11" calcext:value-type="float">
            <text:p>1.773,11</text:p>
          </table:table-cell>
          <table:table-cell table:number-columns-repeated="982"/>
        </table:table-row>
        <table:table-row table:style-name="ro4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<text:span text:style-name="T3">LUIZ CARLOS DA SILV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<text:span text:style-name="T3">LUIZ CARLOS DOS SANTOS LOPE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<text:span text:style-name="T3">LUIZ CARLOS PAIXAO JUNIOR</text:span></text:p>
          </table:table-cell>
          <table:table-cell table:style-name="ce8" office:value-type="string" calcext:value-type="string">
            <text:p><text:span text:style-name="T3">ASSESSOR DE TECNOLOGIA DA INFORMAÇÃO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<text:span text:style-name="T3">LUIZ DE AZEVEDO COSTA NETO</text:span></text:p>
          </table:table-cell>
          <table:table-cell table:style-name="ce8" office:value-type="string" calcext:value-type="string">
            <text:p><text:span text:style-name="T3">Coordenador do Gab. de Seg. Institucional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<text:span text:style-name="T3">LUIZ GONZAGA NETO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<text:span text:style-name="T3">LUIZ GUSTAVO LIM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<text:span text:style-name="T3">LUIZ PEDRO DA COSTA TAVARE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<text:span text:style-name="T3">LUIZ TADEU COSTA MAYNARD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<text:span text:style-name="T3">LUIZ URQUIZA DA NOBREGA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<text:span text:style-name="T3">LUIZ VALTER RIBEIRO ROSARI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<text:span text:style-name="T3">LUZINETE APARECID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1.13" calcext:value-type="float">
            <text:p>2.781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<text:span text:style-name="T3">MACIRLEY SANTOS SILVA DE CARVALHO</text:span></text:p>
          </table:table-cell>
          <table:table-cell table:style-name="ce8" office:value-type="string" calcext:value-type="string">
            <text:p><text:span text:style-name="T3">TECNICO EXECUTIVO-requisitado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<text:span text:style-name="T3">MAGALI LIMA DE MATOS SOARE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<text:span text:style-name="T3">MAISA OLIVEIRA BOMFIM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<text:span text:style-name="T3">MANOEL CABRAL MACHADO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7463.7" calcext:value-type="float">
            <text:p>17.463,7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9636.62" calcext:value-type="float">
            <text:p>19.636,6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9058.08" calcext:value-type="float">
            <text:p>9.058,08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9058.08" calcext:value-type="float">
            <text:p>9.058,08</text:p>
          </table:table-cell>
          <table:table-cell table:number-columns-repeated="982"/>
        </table:table-row>
        <table:table-row table:style-name="ro4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<text:span text:style-name="T3">MANOEL MESSIAS RODRIGUE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0" calcext:value-type="float">
            <text:p>910,00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0" calcext:value-type="float">
            <text:p>910,00</text:p>
          </table:table-cell>
          <table:table-cell table:number-columns-repeated="982"/>
        </table:table-row>
        <table:table-row table:style-name="ro4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<text:span text:style-name="T3">MANOELA COSTA MENEZES VALOIS MAC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<text:span text:style-name="T3">MARA ALICE BARBOSA PASSO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<text:span text:style-name="T3">MARA CAMILA DE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982"/>
        </table:table-row>
        <table:table-row table:style-name="ro4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<text:span text:style-name="T3">MARA RUBIA SANTOS MAC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PLANEJAMENTO  ORCAMENTO E PERICIA CONTABI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<text:span text:style-name="T3">MARCELA AYRES BRITTO SANTOS BRAG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<text:span text:style-name="T3">MARCELA GAMA DE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<text:span text:style-name="T3">MARCELA LINS MOURA DE FIGUEIR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<text:span text:style-name="T3">MARCELA MAXIMO BARB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<text:span text:style-name="T3">MARCELLA BATISTA GUIMARA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<text:span text:style-name="T3">MARCELO CARDOSO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<text:span text:style-name="T3">MARCELO TORRES DE ARRUDA RAPOS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<text:span text:style-name="T3">MARCIA JAQUELINE OLIVEIRA SANT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<text:span text:style-name="T3">MARCIA MENDES UNGA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4972.94" calcext:value-type="float">
            <text:p>14.972,94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7145.86" calcext:value-type="float">
            <text:p>17.145,86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2021.35" calcext:value-type="float">
            <text:p>2.021,35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2021.35" calcext:value-type="float">
            <text:p>2.021,35</text:p>
          </table:table-cell>
          <table:table-cell table:number-columns-repeated="982"/>
        </table:table-row>
        <table:table-row table:style-name="ro4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<text:span text:style-name="T3">MARCIA RAFAELLA FREIRE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<text:span text:style-name="T3">MARCIA VALNICE RODRIGUES LIM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<text:span text:style-name="T3">MARCILIO DE SIQUEIRA PIN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A CURADORIA DA FAZENDA PUBLIC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<text:span text:style-name="T3">MARCIO DOS SANTOS DOR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<text:span text:style-name="T3">MARCIO MATOS LIMA BARRET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JUSTIÇA FEDERAL DE 1º GRAU DA 5ª REGIÃO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<text:span text:style-name="T3">MARCIO SILVA SIQU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<text:span text:style-name="T3">MARCO TULIO CARVALHO MACHAD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1056" calcext:value-type="float">
            <text:p>1.056,0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3228.92" calcext:value-type="float">
            <text:p>3.228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<text:span text:style-name="T3">MARCO TULIO SANTOS DA CONCEIC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<text:span text:style-name="T3">MARCONI ALVES VASCONCELOS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385.36" calcext:value-type="float">
            <text:p>3.385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<text:span text:style-name="T3">MARCOS ANDRADE ROCHA</text:span></text:p>
          </table:table-cell>
          <table:table-cell table:style-name="ce8" office:value-type="string" calcext:value-type="string">
            <text:p><text:span text:style-name="T3">CAPITÃ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335.08" calcext:value-type="float">
            <text:p>335,08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1654.4" calcext:value-type="float">
            <text:p>1.654,4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4162.4" calcext:value-type="float">
            <text:p>4.162,4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<text:span text:style-name="T3">MARCOS ANTONIO BASTOS FI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<text:span text:style-name="T3">MARCOS ANTONIO DOS SANTOS SOUZA</text:span></text:p>
          </table:table-cell>
          <table:table-cell table:style-name="ce8" office:value-type="string" calcext:value-type="string">
            <text:p><text:span text:style-name="T3">SUB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<text:span text:style-name="T3">MARCOS ANTONIO FARIAS NOGUEIR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<text:span text:style-name="T3">MARCOS CELIO OLIVEIRA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33.39" calcext:value-type="float">
            <text:p>133,39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133.39" calcext:value-type="float">
            <text:p>133,39</text:p>
          </table:table-cell>
          <table:table-cell table:number-columns-repeated="982"/>
        </table:table-row>
        <table:table-row table:style-name="ro4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<text:span text:style-name="T3">MARCOS MATHEUS DANTAS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<text:span text:style-name="T3">MARCOS VINICIUS VIEIRA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<text:span text:style-name="T3">MARCUS VINICIUS MORAIS DE ANDRADE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<text:span text:style-name="T3">MARGARIDA ALVES BRANDA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<text:span text:style-name="T3">MARIA APARECIDA DE JESUS FERREIRA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COPA DO 2º ANDAR/DAA/D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<text:span text:style-name="T3">MARIA APARECIDA OLIVEIRA CORREIA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<text:span text:style-name="T3">MARIA APARECIDA SANTOS ROLINO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<text:span text:style-name="T3">MARIA AUXILIADORA DOS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<text:span text:style-name="T3">MARIA AUXILIADORA R. DE OLIVEIRA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<text:span text:style-name="T3">MARIA AUXILIADORA S. DE CARVALHO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<text:span text:style-name="T3">MARIA BENILDA BENTO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ROJETOS E BANCO DE DAD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<text:span text:style-name="T3">MARIA CONCEICAO DE FIGUEIREDO ROLEMBERG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82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<text:span text:style-name="T3">MARIA CRISTINA DA GAMA E SILVA FOZ MENDONÇ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746.35" calcext:value-type="float">
            <text:p>3.746,35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746.35" calcext:value-type="float">
            <text:p>3.746,35</text:p>
          </table:table-cell>
          <table:table-cell table:number-columns-repeated="982"/>
        </table:table-row>
        <table:table-row table:style-name="ro4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<text:span text:style-name="T3">MARIA DA CONCEIÇÃO PAIXAO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<text:span text:style-name="T3">MARIA DA CONCEIÇÃO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<text:span text:style-name="T3">MARIA DE LOURDES COSTA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0" calcext:value-type="float">
            <text:p>2.400,00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2400" calcext:value-type="float">
            <text:p>2.400,00</text:p>
          </table:table-cell>
          <table:table-cell table:number-columns-repeated="982"/>
        </table:table-row>
        <table:table-row table:style-name="ro4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<text:span text:style-name="T3">MARIA DO NASCIMENTO MENEZE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<text:span text:style-name="T3">MARIA DOS ANJOS PEREIRA DOS SANTOS</text:span></text:p>
          </table:table-cell>
          <table:table-cell table:style-name="ce8" office:value-type="string" calcext:value-type="string">
            <text:p><text:span text:style-name="T3">Chefe do Setor de A. de M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<text:span text:style-name="T3">MARIA EDILEIDE REIS DOS SANTOS MOU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36.29" calcext:value-type="float">
            <text:p>2.836,2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<text:span text:style-name="T3">MARIA ESTER LIMA DE AZEVEDO ANDRA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<text:span text:style-name="T3">MARIA EUGENIA DA SILVA RIBEIR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<text:span text:style-name="T3">MARIA EUGENIA DED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<text:span text:style-name="T3">MARIA FERNANDA BARBOSA DE SANTANA FERR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<text:span text:style-name="T3">MARIA FERNANDA SOUZA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<text:span text:style-name="T3">MARIA GORETE CARDOS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<text:span text:style-name="T3">MARIA HELENA MOREIRA SANCHES LISBO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<text:span text:style-name="T3">MARIA JOSE DO NASCIMENTO ROCHA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<text:span text:style-name="T3">MARIA JOSELITA ALMEIDA BARBOS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<text:span text:style-name="T3">MARIA LILIAN MENDES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<text:span text:style-name="T3">MARIA LUIZA VIEIRA CRUZ 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<text:span text:style-name="T3">MARIA MACEDO CHAGAS MOU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3">MARIA NAZARE DE ANDRADE FRANCO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<text:span text:style-name="T3">MARIA NEILDE DOS SANTOS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COPA 4º ANDAR/DAA/D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<text:span text:style-name="T3">MARIA RITA MACHADO FIGUEIRE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295.5" calcext:value-type="float">
            <text:p>295,5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61.5" calcext:value-type="float">
            <text:p>561,5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857" calcext:value-type="float">
            <text:p>857,00</text:p>
          </table:table-cell>
          <table:table-cell table:number-columns-repeated="982"/>
        </table:table-row>
        <table:table-row table:style-name="ro4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<text:span text:style-name="T3">MARIA SELMA SIQUEIRA DE CARVALHO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<text:span text:style-name="T3">MARIA SUZANA AMADO REIS ANDRADE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<text:span text:style-name="T3">MARIA TEREZA DE ARAGÃO ANDRADE 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<text:span text:style-name="T3">MARIANA MELO GOIS LEBRE HARDMAN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<text:span text:style-name="T3">MARIANA MELO SOUTO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<text:span text:style-name="T3">MARIANA MOURA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<text:span text:style-name="T3">MARIANA OLIVEIR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<text:span text:style-name="T3">MARIANA SMITH DANTAS SOBRAL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<text:span text:style-name="T3">MARIANA TEIXEIRA CARDOSO DOS SANTOS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<text:span text:style-name="T3">MARIANNE MATOS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<text:span text:style-name="T3">MARILEIDE BATISTA DE MELO BARR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<text:span text:style-name="T3">MARILENE PAES BARRETO DE FIGUEIRE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<text:span text:style-name="T3">MARILIA MELO BEZER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<text:span text:style-name="T3">MARILIA OLIVEIRA DA SILVA MURAD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<text:span text:style-name="T3">MARIO GUILHERME PEREIRA RAM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36.29" calcext:value-type="float">
            <text:p>2.836,2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<text:span text:style-name="T3">MARIO VICTOR LINHARES BARBOS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<text:span text:style-name="T3">MARKUS WANDERS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<text:span text:style-name="T3">MARTHA RAQUELL DE PAULA E SILVA GOIS GONZAGA</text:span></text:p>
          </table:table-cell>
          <table:table-cell table:style-name="ce8" office:value-type="string" calcext:value-type="string">
            <text:p><text:span text:style-name="T3">ASSESSOR DO DIRETOR DE RECURSOS HUMANOS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<text:span text:style-name="T3">MATHEUS CARDOSO TEIXEIR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<text:span text:style-name="T3">MATHEUS MORAIS DE OLIVEIRA MEL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<text:span text:style-name="T3">MATHEUS SILV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<text:span text:style-name="T3">MAURA SILVA DE AQUIN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 PROMOTORIA DE JUSTIÇA DA CURADORIA DA FAZEND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673.8" calcext:value-type="float">
            <text:p>673,8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673.8" calcext:value-type="float">
            <text:p>673,80</text:p>
          </table:table-cell>
          <table:table-cell table:number-columns-repeated="982"/>
        </table:table-row>
        <table:table-row table:style-name="ro4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<text:span text:style-name="T3">MAURICIO GUSMAO MAGALH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010.7" calcext:value-type="float">
            <text:p>1.010,70</text:p>
          </table:table-cell>
          <table:table-cell table:style-name="ce13" office:value-type="float" office:value="449.2" calcext:value-type="float">
            <text:p>449,2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459.9" calcext:value-type="float">
            <text:p>1.459,90</text:p>
          </table:table-cell>
          <table:table-cell table:number-columns-repeated="982"/>
        </table:table-row>
        <table:table-row table:style-name="ro4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<text:span text:style-name="T3">MAX ANIBAL NUNES ALV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<text:span text:style-name="T3">MAX DIEGO SIQUEIRA SILVA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<text:span text:style-name="T3">MAX JEAN VIEIRA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<text:span text:style-name="T3">MAYARA CARVALHO MELLO FONT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982"/>
        </table:table-row>
        <table:table-row table:style-name="ro4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<text:span text:style-name="T3">MAYLANE LIMA OLIVEIRA FIGUEIRED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<text:span text:style-name="T3">MICHELANGELO CARVALHO NABUCO D AVI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<text:span text:style-name="T3">MICHELINE SILVEIRA DE FARIA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<text:span text:style-name="T3">MICHELLI  DE OLIVEIRA BARBOS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<text:span text:style-name="T3">MIGUEL ANGELO FONTES DOS SANTOS </text:span></text:p>
          </table:table-cell>
          <table:table-cell table:style-name="ce8" office:value-type="string" calcext:value-type="string">
            <text:p><text:span text:style-name="T3">COORDENADOR DE PERÍCIA TÉCNICA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<text:span text:style-name="T3">MILENA ROCHA CHAGA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<text:span text:style-name="T3">MILTON BARRETO FREITAS FI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<text:span text:style-name="T3">MILTON RABELO BARRETO</text:span></text:p>
          </table:table-cell>
          <table:table-cell table:style-name="ce8" office:value-type="string" calcext:value-type="string">
            <text:p><text:span text:style-name="T3">COORDENADOR DO CENTRO MÉDIC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99.83" calcext:value-type="float">
            <text:p>1.299,8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299.83" calcext:value-type="float">
            <text:p>1.299,83</text:p>
          </table:table-cell>
          <table:table-cell table:number-columns-repeated="982"/>
        </table:table-row>
        <table:table-row table:style-name="ro4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<text:span text:style-name="T3">MIRELLA PRATA DE BRITTO CHAV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<text:span text:style-name="T3">MIRELLE MENDONÇA OLIVEIRA</text:span></text:p>
          </table:table-cell>
          <table:table-cell table:style-name="ce8" office:value-type="string" calcext:value-type="string">
            <text:p><text:span text:style-name="T3">CHEFE DO NUCLEO DE CONSIGNAÇOES, CUSTOS E GRATIFICAÇOES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<text:span text:style-name="T3">MIRENA OLIVEIRA FERREIRA LIN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<text:span text:style-name="T3">MIRIAM TERESA CARDOSO MACHA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<text:span text:style-name="T3">MOACIR NABUCO DAVILA MENESE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<text:span text:style-name="T3">MOACYR SOARES DA MOTT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<text:span text:style-name="T3">MOANA JAMILLE SANTOS DE JESUS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<text:span text:style-name="T3">MONICA ANTUNES ROCHA RIGO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<text:span text:style-name="T3">MONICA MARIA HARDMAN DANTAS BERNARD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O TRIBUNAL DO JURI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<text:span text:style-name="T3">MONICA OLIVEIRA NUNES DÓR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<text:span text:style-name="T3">MORGANA BOTO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<text:span text:style-name="T3">MURIEL GUIMARÃES LIM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<text:span text:style-name="T3">MURILO ALVES DOS SANTOS FILHO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<text:span text:style-name="T3">MURILO DA CRUZ LIMA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0" calcext:value-type="float">
            <text:p>910,00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0" calcext:value-type="float">
            <text:p>910,00</text:p>
          </table:table-cell>
          <table:table-cell table:number-columns-repeated="982"/>
        </table:table-row>
        <table:table-row table:style-name="ro4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<text:span text:style-name="T3">MYRELLE MARTINS MOTA SANTIAG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<text:span text:style-name="T3">MYRNA GLYNNIS MENDONCA CRUZ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<text:span text:style-name="T3">NARCISO BATIST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<text:span text:style-name="T3">NATALIA PRATA FREITAS CAVALCAN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159.96" calcext:value-type="float">
            <text:p>159,96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186.63" calcext:value-type="float">
            <text:p>186,63</text:p>
          </table:table-cell>
          <table:table-cell table:number-columns-repeated="982"/>
        </table:table-row>
        <table:table-row table:style-name="ro4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<text:span text:style-name="T3">NATHALIA XAVIER FEITOZA PASS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<text:span text:style-name="T3">NATHAZIA DE ALMEIDA REI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<text:span text:style-name="T3">NAYRA MOUR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982"/>
        </table:table-row>
        <table:table-row table:style-name="ro4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<text:span text:style-name="T3">NELMA MARIA LIMA CANUTO SANTIAGO</text:span></text:p>
          </table:table-cell>
          <table:table-cell table:style-name="ce8" office:value-type="string" calcext:value-type="string">
            <text:p><text:span text:style-name="T3">Chefe de Gab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<text:span text:style-name="T3">NELSON DANTAS DE ALMEIDA FILHO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<text:span text:style-name="T3">NEWTON SILVEIRA DIAS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7218.88" calcext:value-type="float">
            <text:p>17.218,88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9391.8" calcext:value-type="float">
            <text:p>19.391,8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82"/>
        </table:table-row>
        <table:table-row table:style-name="ro4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<text:span text:style-name="T3">NILZA MOTTA ALMEIDA FREITAS</text:span></text:p>
          </table:table-cell>
          <table:table-cell table:style-name="ce8" office:value-type="string" calcext:value-type="string">
            <text:p><text:span text:style-name="T3">ASSESSOR INSTITUCIONAL OPERACIONAL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<text:span text:style-name="T3">NILZIR SOARES VIEIRA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82"/>
        </table:table-row>
        <table:table-row table:style-name="ro4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<text:span text:style-name="T3">NIVEA HELENA AGUIAR D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<text:span text:style-name="T3">ODIL SILVA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<text:span text:style-name="T3">ODILON CABRAL MACHADO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<text:span text:style-name="T3">ODILON TERTULIANO DE MENEZES</text:span></text:p>
          </table:table-cell>
          <table:table-cell table:style-name="ce8" office:value-type="string" calcext:value-type="string">
            <text:p><text:span text:style-name="T3">CAB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<text:span text:style-name="T3">OLEANIA MENEZES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BIBLIOTECA/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<text:span text:style-name="T3">OLIVIA FERNANDES LEAL DE MEL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<text:span text:style-name="T3">ORLANDO ROCHADEL MOR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982"/>
        </table:table-row>
        <table:table-row table:style-name="ro4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<text:span text:style-name="T3">OSMAR FERREIRA DO AMARAL JUNIOR WANDERLEY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982"/>
        </table:table-row>
        <table:table-row table:style-name="ro4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<text:span text:style-name="T3">OSMARIO LISBOA DE ARAUJ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<text:span text:style-name="T3">PALOMA MATOS MONTEIR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<text:span text:style-name="T3">PAMELLA HELLY ALMEIDA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266.6" calcext:value-type="float">
            <text:p>266,6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266.6" calcext:value-type="float">
            <text:p>266,60</text:p>
          </table:table-cell>
          <table:table-cell table:number-columns-repeated="982"/>
        </table:table-row>
        <table:table-row table:style-name="ro4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<text:span text:style-name="T3">PASCOAL NABUCO DAVILA FREIRE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<text:span text:style-name="T3">PATRICIA AZEVEDO MORAES PORRA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<text:span text:style-name="T3">PATRICIA CARDOSO MACHADO FEITO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<text:span text:style-name="T3">PATRICIA PASSOS MASCARENHAS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<text:span text:style-name="T3">PATRICIO FERREIRA DE FAR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<text:span text:style-name="T3">PAULA COSTA SOUZA PASQUETTI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ROJETOS E BANCO DE DAD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<text:span text:style-name="T3">PAULO CEZAR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<text:span text:style-name="T3">PAULO HENRIQUE SOARES DE ASSIS BAPTI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<text:span text:style-name="T3">PAULO JOSE DE FREITAS FI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<text:span text:style-name="T3">PAULO JOSE FRANCISCO ALVE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<text:span text:style-name="T3">PAULO LIMA DE SANTAN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7092.44" calcext:value-type="float">
            <text:p>7.092,44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7092.44" calcext:value-type="float">
            <text:p>7.092,44</text:p>
          </table:table-cell>
          <table:table-cell table:number-columns-repeated="982"/>
        </table:table-row>
        <table:table-row table:style-name="ro4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<text:span text:style-name="T3">PAULO RIBEIRO DA SILVA</text:span></text:p>
          </table:table-cell>
          <table:table-cell table:style-name="ce8" office:value-type="string" calcext:value-type="string">
            <text:p><text:span text:style-name="T3">CHEFE DE SERVIÇOS DE MANUTENÇÃO - CAPITAL</text:span></text:p>
          </table:table-cell>
          <table:table-cell table:style-name="ce8" office:value-type="string" calcext:value-type="string">
            <text:p><text:span text:style-name="T3">SERVICOS DE  MAUTENCAO CAPITAL/DAA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92.54" calcext:value-type="float">
            <text:p>1.292,54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292.54" calcext:value-type="float">
            <text:p>1.292,54</text:p>
          </table:table-cell>
          <table:table-cell table:number-columns-repeated="982"/>
        </table:table-row>
        <table:table-row table:style-name="ro4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<text:span text:style-name="T3">PAULO ROBERTO NUNES DE ALMEID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<text:span text:style-name="T3">PAULO VIEIRA MESS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61.5" calcext:value-type="float">
            <text:p>561,5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61.5" calcext:value-type="float">
            <text:p>561,50</text:p>
          </table:table-cell>
          <table:table-cell table:number-columns-repeated="982"/>
        </table:table-row>
        <table:table-row table:style-name="ro4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<text:span text:style-name="T3">PEDRO FELIPE CARDOSO MOTA FON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<text:span text:style-name="T3">PEDRO GOMES DE SOUZ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<text:span text:style-name="T3">PEDRO MENEZES FEITOSA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<text:span text:style-name="T3">PEDRO VICTORIO DAUD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<text:span text:style-name="T3">PEDRO VINICIUS LOPES DOS SANTOS</text:span></text:p>
          </table:table-cell>
          <table:table-cell table:style-name="ce8" office:value-type="string" calcext:value-type="string">
            <text:p><text:span text:style-name="T3">ANALISTA DO MP - ADMINISTRADOR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<text:span text:style-name="T3">PETERSON ALMEIDA BARBO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<text:span text:style-name="T3">PETRUCIO LOPES CASADO FI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<text:span text:style-name="T3">PIERRE VIEIRA DE CARVALH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915.2" calcext:value-type="float">
            <text:p>915,2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1971.2" calcext:value-type="float">
            <text:p>1.971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<text:span text:style-name="T3">POLLYANNA MARA DE CASTRO AGUIA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<text:span text:style-name="T3">PORFIRIO MARTINS FELIX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<text:span text:style-name="T3">PRISCILA CAMARGO SILVA TAVARE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<text:span text:style-name="T3">PRISCILA MARIA LIMA FEITOS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<text:span text:style-name="T3">PUSCAS PEREIRA SILVA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<text:span text:style-name="T3">QUELINE BARBOSA DE SOUZA ARAGÃ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<text:span text:style-name="T3">QUEZIA EMANUELA MESSIAS ALV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<text:span text:style-name="T3">RAFAEL CUSTODIO SILVA</text:span></text:p>
          </table:table-cell>
          <table:table-cell table:style-name="ce8" office:value-type="string" calcext:value-type="string">
            <text:p><text:span text:style-name="T3">ASSESSOR DE TECNOLOGIA DA INFORMAÇÃO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<text:span text:style-name="T3">RAFAEL SANTOS CRUZ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<text:span text:style-name="T3">RAFAEL SCHWEZ KURKOWSKI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<text:span text:style-name="T3">RAFAEL VALENCA DA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<text:span text:style-name="T3">RAIMUNDO BISPO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7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982"/>
        </table:table-row>
        <table:table-row table:style-name="ro4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<text:span text:style-name="T3">RAISSA LEMOS SILVA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<text:span text:style-name="T3">RANDERSON FERREIRA BARBOSA SANTOS</text:span></text:p>
          </table:table-cell>
          <table:table-cell table:style-name="ce8" office:value-type="string" calcext:value-type="string">
            <text:p><text:span text:style-name="T3">Chefe do N. de Cadast. , Doc. e Dist. Funcional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<text:span text:style-name="T3">RAPHAEL FERREIRA ROCHA SANT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<text:span text:style-name="T3">RAQUEL PEREIRA DE CAST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<text:span text:style-name="T3">RAQUEL SOARES DA SILVA CASTRO CAMP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 TERCEIRO SET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<text:span text:style-name="T3">RAUL JOSE VIEIRA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<text:span text:style-name="T3">RAYANA SCHUSTER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<text:span text:style-name="T3">RAYANNE SILVA DE PON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<text:span text:style-name="T3">RAYMUNDO NAPOLEAO XIMENES NETO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84.69" calcext:value-type="float">
            <text:p>3.284,69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040.44" calcext:value-type="float">
            <text:p>3.040,44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6325.13" calcext:value-type="float">
            <text:p>6.325,13</text:p>
          </table:table-cell>
          <table:table-cell table:number-columns-repeated="982"/>
        </table:table-row>
        <table:table-row table:style-name="ro4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<text:span text:style-name="T3">REGINALDO DOS SANTOS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0" calcext:value-type="float">
            <text:p>910,00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0" calcext:value-type="float">
            <text:p>910,00</text:p>
          </table:table-cell>
          <table:table-cell table:number-columns-repeated="982"/>
        </table:table-row>
        <table:table-row table:style-name="ro4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<text:span text:style-name="T3">RENATA BRITO VIEIRA TELES</text:span></text:p>
          </table:table-cell>
          <table:table-cell table:style-name="ce8" office:value-type="string" calcext:value-type="string">
            <text:p><text:span text:style-name="T3">ASSESSOR DO NÚCLEO DE P. CONTÁBIL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<text:span text:style-name="T3">RENATA LUIZA ARAGAO SILVA FIGUEIRED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<text:span text:style-name="T3">RENATA MACIEL ALMEIDA ARAUJ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<text:span text:style-name="T3">RENATA MOREIRA SANDES GU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<text:span text:style-name="T3">RENATA PEREIRA DANTA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<text:span text:style-name="T3">RENATA SARA DANTAS MARQUES SOA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<text:span text:style-name="T3">RENATO VIEIRA DANTAS BERNARD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1403.75" calcext:value-type="float">
            <text:p>1.403,7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403.75" calcext:value-type="float">
            <text:p>1.403,75</text:p>
          </table:table-cell>
          <table:table-cell table:number-columns-repeated="982"/>
        </table:table-row>
        <table:table-row table:style-name="ro4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<text:span text:style-name="T3">RENE ANTONIO ERB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<text:span text:style-name="T3">RENIVALDO LIMA SAMPAI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<text:span text:style-name="T3">RHAQUEL GLEYSIANE FARIAS NUN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<text:span text:style-name="T3">RICARDO MACHADO OLIV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2"/>
        </table:table-row>
        <table:table-row table:style-name="ro4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<text:span text:style-name="T3">RICARDO MONTEIRO MOT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<text:span text:style-name="T3">RICARDO ROUTMAN DA CUN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<text:span text:style-name="T3">RICARDO SOBRAL SOU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<text:span text:style-name="T3">RICELLI VIEIRA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<text:span text:style-name="T3">RITA DE CASSIA ARAGÃO MELO GARCEZ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<text:span text:style-name="T3">RIVALDO FRIAS DOS SANTOS JUNIO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<text:span text:style-name="T3">ROBERIO MESQUITA MATOS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<text:span text:style-name="T3">ROBERTA ARAUJO DE MELO BRIT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<text:span text:style-name="T3">ROBERTA CONCEICAO ALMEIDA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<text:span text:style-name="T3">ROBERTA LIM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<text:span text:style-name="T3">ROBERTA ROCHA DEDA CHAGAS</text:span></text:p>
          </table:table-cell>
          <table:table-cell table:style-name="ce8" office:value-type="string" calcext:value-type="string">
            <text:p><text:span text:style-name="T3">Assessor do Diretor de Tec. da Informação</text:span></text:p>
          </table:table-cell>
          <table:table-cell table:style-name="ce8" office:value-type="string" calcext:value-type="string">
            <text:p><text:span text:style-name="T3">DIVISAO DE DESIGN E MID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<text:span text:style-name="T3">ROBERTA SANDRA REIS BARRETO SIQU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<text:span text:style-name="T3">ROBERTA SOBRAL MANSOU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O TRIBUNAL DO JURI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982"/>
        </table:table-row>
        <table:table-row table:style-name="ro4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<text:span text:style-name="T3">ROBERTO ANDRUSYSZYN CELIN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<text:span text:style-name="T3">RODOLFO GALVAO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<text:span text:style-name="T3">RODOMARQUES NASCIMENT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<text:span text:style-name="T3">RODRIGO MUNIZ DE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O TRIBUNAL DO JURI - ARACAJU 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982"/>
        </table:table-row>
        <table:table-row table:style-name="ro4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<text:span text:style-name="T3">ROGERIO DOS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<text:span text:style-name="T3">ROGERIO FERREIRA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CRIMINAL DE ARACAJU (6ª VARA CRIMINA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<text:span text:style-name="T3">ROMULO ARAGAO COSTA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<text:span text:style-name="T3">ROMULO HENRIQUE RIBEIRO DE OLIVEIRA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<text:span text:style-name="T3">ROMULO LINS ALVE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4224.29" calcext:value-type="float">
            <text:p>14.224,29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6133.28" calcext:value-type="float">
            <text:p>16.133,28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<text:span text:style-name="T3">ROMULO NUNES FREIRE FONT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ASSESSORIA DO COLEGIO DE PROCURADORES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<text:span text:style-name="T3">RONALD NASCIMENTO DE JESU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<text:span text:style-name="T3">RONALDO PEREIRA DE MENESE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<text:span text:style-name="T3">RONNIE CHARLSON ALVES SILVA</text:span></text:p>
          </table:table-cell>
          <table:table-cell table:style-name="ce8" office:value-type="string" calcext:value-type="string">
            <text:p><text:span text:style-name="T3">ASSESSOR DE TECNOLOGIA DA INFORMAÇÃO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<text:span text:style-name="T3">ROOSEVELT BATISTA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<text:span text:style-name="T3">ROQUE JOSE DE SOUSA N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PROMOCAO DA IGUALDADE ETNICO RACI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<text:span text:style-name="T3">ROSA MARIA FRAGA SANTOS</text:span></text:p>
          </table:table-cell>
          <table:table-cell table:style-name="ce8" office:value-type="string" calcext:value-type="string">
            <text:p><text:span text:style-name="T3">ASSESSOR DA COORDENADORIA-GERAL</text:span></text:p>
          </table:table-cell>
          <table:table-cell table:style-name="ce8" office:value-type="string" calcext:value-type="string">
            <text:p><text:span text:style-name="T3">GABINETE DO COORDENADOR GERAL -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<text:span text:style-name="T3">ROSA SOARES DOS SANTOS CARDOSO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TRIAGEM TECNICA DAS PROMOTORIAS DE JUSTICA DE SIMAO DIA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<text:span text:style-name="T3">ROSANE GONÇALVES DOS SANTO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4224.29" calcext:value-type="float">
            <text:p>14.224,29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6608.36" calcext:value-type="float">
            <text:p>16.608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<text:span text:style-name="T3">ROSANGELA DE OLIVEIRA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<text:span text:style-name="T3">ROSECLEIDE ALCANTARA DE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<text:span text:style-name="T3">ROSELIA ALVES DA SILVA MALT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<text:span text:style-name="T3">ROSENALDO ARAGAO LIMA JUNIOR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<text:span text:style-name="T3">ROSIVALDO SANTOS DA CRUZ</text:span></text:p>
          </table:table-cell>
          <table:table-cell table:style-name="ce8" office:value-type="string" calcext:value-type="string">
            <text:p><text:span text:style-name="T3">CHEFE DE SERVIÇOS DE MANUTENÇÃO-INTERIOR</text:span></text:p>
          </table:table-cell>
          <table:table-cell table:style-name="ce8" office:value-type="string" calcext:value-type="string">
            <text:p><text:span text:style-name="T3">SERVICOS MANUTENCAO INTERIOR/DAA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92.54" calcext:value-type="float">
            <text:p>1.292,54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292.54" calcext:value-type="float">
            <text:p>1.292,54</text:p>
          </table:table-cell>
          <table:table-cell table:number-columns-repeated="982"/>
        </table:table-row>
        <table:table-row table:style-name="ro4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<text:span text:style-name="T3">RUBENS DOS SANTOS</text:span></text:p>
          </table:table-cell>
          <table:table-cell table:style-name="ce8" office:value-type="string" calcext:value-type="string">
            <text:p><text:span text:style-name="T3">CAPITÃ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<text:span text:style-name="T3">RUBENS ESTEVES DE MOUR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<text:span text:style-name="T3">RUIRONALDI DOS SANTOS CRUZ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<text:span text:style-name="T3">RUTH ARAUJO FALCAO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<text:span text:style-name="T3">RUY WANDERLA DE OLIV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<text:span text:style-name="T3">SALVIO HENRIQUE DA ROCHA COST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<text:span text:style-name="T3">SAMUEL NEVES DE OLIVEIR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<text:span text:style-name="T3">SANDRA AUGUSTA BARRETO ROLLEMBERG CONRADO</text:span></text:p>
          </table:table-cell>
          <table:table-cell table:style-name="ce8" office:value-type="string" calcext:value-type="string">
            <text:p><text:span text:style-name="T3">Assessor do Diretor Financeir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<text:span text:style-name="T3">SANDRA ELIZABETH DE ALMEIDA RAMOS SALVIAN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333.33" calcext:value-type="float">
            <text:p>333,3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333.33" calcext:value-type="float">
            <text:p>333,33</text:p>
          </table:table-cell>
          <table:table-cell table:number-columns-repeated="982"/>
        </table:table-row>
        <table:table-row table:style-name="ro4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<text:span text:style-name="T3">SANDRO DE REZEN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<text:span text:style-name="T3">SANDRO LUIZ DA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<text:span text:style-name="T3">SANDRO STEFANO SA AZEVED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<text:span text:style-name="T3">SAULO ALMEIDA CABRAL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<text:span text:style-name="T3">SAULO DOS SANTOS LOPES CRUZ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<text:span text:style-name="T3">SAULO MORAIS DE ANDRADE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<text:span text:style-name="T3">SAVIO AUGUSTO SOBRAL GARCEZ</text:span></text:p>
          </table:table-cell>
          <table:table-cell table:style-name="ce8" office:value-type="string" calcext:value-type="string">
            <text:p><text:span text:style-name="T3">DIRETOR DE RECURSOS HUMAN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<text:span text:style-name="T3">SAVIO AUGUSTO SOBRAL GARCEZ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<text:span text:style-name="T3">SAVIO AUGUSTO SOBRAL GARCEZ</text:span></text:p>
          </table:table-cell>
          <table:table-cell table:style-name="ce8" office:value-type="string" calcext:value-type="string">
            <text:p><text:span text:style-name="T3">DIRETOR DE RECURSOS HUMAN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<text:span text:style-name="T3">SAVIO ROBERTO AMORIM ARAGÃO SILV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<text:span text:style-name="T3">SERGIO DA FONSECA SANTOS</text:span></text:p>
          </table:table-cell>
          <table:table-cell table:style-name="ce8" office:value-type="string" calcext:value-type="string">
            <text:p><text:span text:style-name="T3">SUBTENENTE - requisitado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<text:span text:style-name="T3">SERGIO DOS SANTOS SILVA</text:span></text:p>
          </table:table-cell>
          <table:table-cell table:style-name="ce8" office:value-type="string" calcext:value-type="string">
            <text:p><text:span text:style-name="T3">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<text:span text:style-name="T3">SERGIO WALDEMAR BARRETO RODRIGUES FILH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<text:span text:style-name="T3">SHEILA ANDRADE ARAUJO MA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S DIREITOS DA MULHE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<text:span text:style-name="T3">SHEILA CUSTODIO LEAL NOVAE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<text:span text:style-name="T3">SHIRLANE BARBOS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<text:span text:style-name="T3">SIDIVAL DOS SANTOS FREITA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<text:span text:style-name="T3">SILENE MARIA DE FRANÇA JANSSEN</text:span></text:p>
          </table:table-cell>
          <table:table-cell table:style-name="ce8" office:value-type="string" calcext:value-type="string">
            <text:p><text:span text:style-name="T3">Chefe do Núcleo de Contabilidade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<text:span text:style-name="T3">SILVIA BRITO LUDUVICE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<text:span text:style-name="T3">SILVIA FERNANDA CARVALHO MENEZES DE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O TRIBUNAL DO JURI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<text:span text:style-name="T3">SILVIA FRANCA DE SOUZA MORELLI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<text:span text:style-name="T3">SILVIA LEAL ALBUQUERQUE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3513.08" calcext:value-type="float">
            <text:p>13.513,08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5686" calcext:value-type="float">
            <text:p>15.686,0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066.8" calcext:value-type="float">
            <text:p>1.066,80</text:p>
          </table:table-cell>
          <table:table-cell table:style-name="ce13" office:value-type="float" office:value="1313.88" calcext:value-type="float">
            <text:p>1.313,88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6.2" calcext:value-type="float">
            <text:p>1.216,2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3596.88" calcext:value-type="float">
            <text:p>3.596,88</text:p>
          </table:table-cell>
          <table:table-cell table:number-columns-repeated="982"/>
        </table:table-row>
        <table:table-row table:style-name="ro4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<text:span text:style-name="T3">SILVIA ROBERTA FERREIRA TAVARES</text:span></text:p>
          </table:table-cell>
          <table:table-cell table:style-name="ce8" office:value-type="string" calcext:value-type="string">
            <text:p><text:span text:style-name="T3">ANALISTA DO MP - ENGENHARIA CIVIL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<text:span text:style-name="T3">SILVIA TAMARA MENDONCA DO CARM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<text:span text:style-name="T3">SILVIO ROBERTO MATOS EUZEBI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<text:span text:style-name="T3">SIMONE FELICIO DOS SANTOS</text:span></text:p>
          </table:table-cell>
          <table:table-cell table:style-name="ce8" office:value-type="string" calcext:value-type="string">
            <text:p><text:span text:style-name="T3">ANALISTA DO MP -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565.77" calcext:value-type="float">
            <text:p>2.565,77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2565.77" calcext:value-type="float">
            <text:p>2.565,77</text:p>
          </table:table-cell>
          <table:table-cell table:number-columns-repeated="982"/>
        </table:table-row>
        <table:table-row table:style-name="ro4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<text:span text:style-name="T3">SOLANO LUCIO DE OLIVEIRA SILV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426.72" calcext:value-type="float">
            <text:p>426,72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426.72" calcext:value-type="float">
            <text:p>426,72</text:p>
          </table:table-cell>
          <table:table-cell table:number-columns-repeated="982"/>
        </table:table-row>
        <table:table-row table:style-name="ro4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<text:span text:style-name="T3">SONIA KAROLINE AMARAL OLIV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982"/>
        </table:table-row>
        <table:table-row table:style-name="ro4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<text:span text:style-name="T3">STANLEY KLEBER NOGUEIR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<text:span text:style-name="T3">SUSANA ARRUDA DE OLIVEIR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<text:span text:style-name="T3">SUSANA RAQUEL CIPRIANO SAMPAIO REZEN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<text:span text:style-name="T3">SUZY MARY DE CARVALHO VI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O TRIBUNAL DO JURI - ARACAJU 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<text:span text:style-name="T3">SYLVIO ALEXANDRE DE OLIVEIRA BELE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<text:span text:style-name="T3">TAISA TORRES ARAGA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ÇA ESPECIAL CÍVEL E CRIMINAL DE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<text:span text:style-name="T3">TALITA CUNEGUNDES FERNANDES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O TRIBUNAL DO JURI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<text:span text:style-name="T3">TATIANA SOUTO QUIRIN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ÇA AUXILIAR DE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<text:span text:style-name="T3">TATIANE AGUIAR GUIMARAES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<text:span text:style-name="T3">TATIANE DOS SANTOS SILVA LISBO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style-name="ce13" office:value-type="float" office:value="261.19" calcext:value-type="float">
            <text:p>261,19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2671.56" calcext:value-type="float">
            <text:p>2.671,5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<text:span text:style-name="T3">TEREZINHA CRISTINA SANTANA SALES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<text:span text:style-name="T3">THAIS SARMENTO MESSIAS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<text:span text:style-name="T3">THAMIRES ATHYNA MENDONCA DA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<text:span text:style-name="T3">THEREZA RAQUEL MACEDO GUIMAR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<text:span text:style-name="T3">THIAGO JOSE MENEZES 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<text:span text:style-name="T3">THIAGO LIMA FEITOZ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<text:span text:style-name="T3">THISSIANE MATOS BATISTA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<text:span text:style-name="T3">THYARA KAHENA SOTERO ALVES PASS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<text:span text:style-name="T3">TIAGO RODRIGUES APOSTO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<text:span text:style-name="T3">ULISSES GOMES DE ANDRADE</text:span></text:p>
          </table:table-cell>
          <table:table-cell table:style-name="ce8" office:value-type="string" calcext:value-type="string">
            <text:p><text:span text:style-name="T3">ASSESSOR DO DIRETOR ADMINISTRATIV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<text:span text:style-name="T3">VALDECI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<text:span text:style-name="T3">VALDETE ALINE ALMEIDA DE MENEZES 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<text:span text:style-name="T3">VALDIVIA MARQUES BOMFIM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<text:span text:style-name="T3">VALERIA CHAGAS MEL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<text:span text:style-name="T3">VALFRAN ARAGAO COST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<text:span text:style-name="T3">VALMIR DOS SAN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<text:span text:style-name="T3">VALTER REINALDO SILVA</text:span></text:p>
          </table:table-cell>
          <table:table-cell table:style-name="ce8" office:value-type="string" calcext:value-type="string">
            <text:p><text:span text:style-name="T3">Assessor do Núcleo de C. e D. Proc. do C. Superior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<text:span text:style-name="T3">VALTER VI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<text:span text:style-name="T3">VANDERLEY DOS SANTOS RODRIGUES</text:span></text:p>
          </table:table-cell>
          <table:table-cell table:style-name="ce8" office:value-type="string" calcext:value-type="string">
            <text:p><text:span text:style-name="T3">Coordenador da Divisão de Design e Midia</text:span></text:p>
          </table:table-cell>
          <table:table-cell table:style-name="ce8" office:value-type="string" calcext:value-type="string">
            <text:p><text:span text:style-name="T3">DIVISAO DE DESIGN E MID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1365" calcext:value-type="float">
            <text:p>1.365,00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1365" calcext:value-type="float">
            <text:p>1.365,00</text:p>
          </table:table-cell>
          <table:table-cell table:number-columns-repeated="982"/>
        </table:table-row>
        <table:table-row table:style-name="ro4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<text:span text:style-name="T3">VANESSA GOIS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<text:span text:style-name="T3">VANESSA MOTA COUTINHO INACIO DE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<text:span text:style-name="T3">VANUSA MADUREIRA SOUZA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<text:span text:style-name="T3">VERA LUCIA OLIVEIRA UCHO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<text:span text:style-name="T3">VERONICA DE OLIVEIRA LAZA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<text:span text:style-name="T3">VERONICA DINIZ FRANCO OLIVEIRA</text:span></text:p>
          </table:table-cell>
          <table:table-cell table:style-name="ce8" office:value-type="string" calcext:value-type="string">
            <text:p><text:span text:style-name="T3">CHEFE DO NÚCLEO DE C. E DIST. PROCESSUAL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<text:span text:style-name="T3">VERONICA EUGENIA MORALES SALINAS ALV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AS ATIVIDADES CIVEIS E CRIMINA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66.67" calcext:value-type="float">
            <text:p>66,67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466.67" calcext:value-type="float">
            <text:p>466,67</text:p>
          </table:table-cell>
          <table:table-cell table:number-columns-repeated="982"/>
        </table:table-row>
        <table:table-row table:style-name="ro4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<text:span text:style-name="T3">VERONICA PEREIRA DA CRUZ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<text:span text:style-name="T3">VICENTE CABRAL LE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<text:span text:style-name="T3">VICTOR JOSE PINTO RIBEIRO SILVEIRA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NTROLE INTERN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<text:span text:style-name="T3">VICTOR OSORIO RAMOS PORT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85.3" calcext:value-type="float">
            <text:p>85,3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1443.2" calcext:value-type="float">
            <text:p>1.443,2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3437.49" calcext:value-type="float">
            <text:p>3.437,4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<text:span text:style-name="T3">VIRGILIO DO VALE VI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807.5" calcext:value-type="float">
            <text:p>2.807,50</text:p>
          </table:table-cell>
          <table:table-cell table:style-name="ce13" office:value-type="float" office:value="1796.8" calcext:value-type="float">
            <text:p>1.796,8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4604.3" calcext:value-type="float">
            <text:p>4.604,30</text:p>
          </table:table-cell>
          <table:table-cell table:number-columns-repeated="982"/>
        </table:table-row>
        <table:table-row table:style-name="ro4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<text:span text:style-name="T3">VITOR ARTUR RALIN DED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<text:span text:style-name="T3">VITORIA CARVALHO PLECH PER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113.73" calcext:value-type="float">
            <text:p>113,73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1760" calcext:value-type="float">
            <text:p>1.760,0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3782.72" calcext:value-type="float">
            <text:p>3.782,7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<text:span text:style-name="T3">VIVIANE MILENA FERREIRA DE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<text:span text:style-name="T3">VOLESSA FREIRE SAMPAIO FISCI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style-name="ce13" office:value-type="float" office:value="66.67" calcext:value-type="float">
            <text:p>66,67</text:p>
          </table:table-cell>
          <table:table-cell table:style-name="ce13" office:value-type="float" office:value="13.3" calcext:value-type="float">
            <text:p>13,30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79.97" calcext:value-type="float">
            <text:p>79,97</text:p>
          </table:table-cell>
          <table:table-cell table:number-columns-repeated="982"/>
        </table:table-row>
        <table:table-row table:style-name="ro4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<text:span text:style-name="T3">WALTENBERG LIMA DE 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2"/>
        </table:table-row>
        <table:table-row table:style-name="ro4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<text:span text:style-name="T3">WALTER CESAR NUNES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<text:span text:style-name="T3">WANDERLEY SIQUEIRA MONTE SANT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SETOR DE PROTOCOLO/ 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<text:span text:style-name="T3">WASHINGTON LUIZ MENDONCA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<text:span text:style-name="T3">WELLINGTON FERREIRA DANTA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<text:span text:style-name="T3">WESLEY CRISTIAN SANTOS ALMEIDA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<text:span text:style-name="T3">WESLEY DE SANTANA SANTOS</text:span></text:p>
          </table:table-cell>
          <table:table-cell table:style-name="ce8" office:value-type="string" calcext:value-type="string">
            <text:p><text:span text:style-name="T3">Chefe do Setor de A. e Est. do Cartóri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<text:span text:style-name="T3">WESLEY SANTOS CERQU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982"/>
        </table:table-row>
        <table:table-row table:style-name="ro4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<text:span text:style-name="T3">WILLDE PEREIRA SOBRA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style-name="ce13" office:value-type="float" office:value="133.33" calcext:value-type="float">
            <text:p>133,33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982"/>
        </table:table-row>
        <table:table-row table:style-name="ro4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<text:span text:style-name="T3">WILTON ARAUJO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<text:span text:style-name="T3">WOLNEY MACIEL DE CARVALHO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<text:span text:style-name="T3">YANNE LEITE MENES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<text:span text:style-name="T3">ZENAIDE DANTAS LIM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3" office:value-type="float" office:value="177.08" calcext:value-type="float">
            <text:p>177,08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77.08" calcext:value-type="float">
            <text:p>177,08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5">
          <table:table-cell table:style-name="ce4" office:value-type="string" calcext:value-type="string" table:number-columns-spanned="4" table:number-rows-spanned="1">
            <text:p><text:span text:style-name="T2">TOTAL:</text:span></text:p>
          </table:table-cell>
          <table:covered-table-cell table:number-columns-repeated="3" table:style-name="ce9"/>
          <table:table-cell table:style-name="ce14" office:value-type="float" office:value="877040.53" calcext:value-type="float">
            <text:p>877.040,53</text:p>
          </table:table-cell>
          <table:table-cell table:style-name="ce14" office:value-type="float" office:value="2520.02" calcext:value-type="float">
            <text:p>2.520,02</text:p>
          </table:table-cell>
          <table:table-cell table:style-name="ce14" office:value-type="float" office:value="759264" calcext:value-type="float">
            <text:p>759.264,00</text:p>
          </table:table-cell>
          <table:table-cell table:style-name="ce14" office:value-type="float" office:value="13164.8" calcext:value-type="float">
            <text:p>13.164,80</text:p>
          </table:table-cell>
          <table:table-cell table:style-name="ce14" office:value-type="float" office:value="85622.5" calcext:value-type="float">
            <text:p>85.622,50</text:p>
          </table:table-cell>
          <table:table-cell table:style-name="ce14" office:value-type="float" office:value="551.98" calcext:value-type="float">
            <text:p>551,98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4" office:value-type="float" office:value="198565.13" calcext:value-type="float">
            <text:p>198.565,13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4" office:value-type="float" office:value="1936728.96" calcext:value-type="float">
            <text:p>1.936.728,96</text:p>
          </table:table-cell>
          <table:table-cell table:style-name="ce14" office:value-type="float" office:value="5613.29" calcext:value-type="float">
            <text:p>5.613,29</text:p>
          </table:table-cell>
          <table:table-cell table:style-name="ce14" office:value-type="float" office:value="3533.07" calcext:value-type="float">
            <text:p>3.533,07</text:p>
          </table:table-cell>
          <table:table-cell table:style-name="ce14" office:value-type="float" office:value="3742.74" calcext:value-type="float">
            <text:p>3.742,7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6103.12" calcext:value-type="float">
            <text:p>16.103,1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9225" calcext:value-type="float">
            <text:p>9.225,00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4" office:value-type="float" office:value="15928.17" calcext:value-type="float">
            <text:p>15.928,17</text:p>
          </table:table-cell>
          <table:table-cell table:style-name="ce14" office:value-type="float" office:value="13687.03" calcext:value-type="float">
            <text:p>13.687,03</text:p>
          </table:table-cell>
          <table:table-cell table:style-name="ce14" office:value-type="float" office:value="46141.22" calcext:value-type="float">
            <text:p>46.141,22</text:p>
          </table:table-cell>
          <table:table-cell table:style-name="ce14" office:value-type="float" office:value="7549.86" calcext:value-type="float">
            <text:p>7.549,86</text:p>
          </table:table-cell>
          <table:table-cell table:style-name="ce14" office:value-type="float" office:value="122845.48" calcext:value-type="float">
            <text:p>122.845,48</text:p>
          </table:table-cell>
          <table:table-cell table:style-name="ce14" office:value-type="float" office:value="3440.53" calcext:value-type="float">
            <text:p>3.440,53</text:p>
          </table:table-cell>
          <table:table-cell table:style-name="ce14" office:value-type="float" office:value="2021.35" calcext:value-type="float">
            <text:p>2.021,35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7681.12" calcext:value-type="float">
            <text:p>7.681,1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0106.73" calcext:value-type="float">
            <text:p>10.106,73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9379.67" calcext:value-type="float">
            <text:p>19.379,6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4772.65" calcext:value-type="float">
            <text:p>4.772,65</text:p>
          </table:table-cell>
          <table:table-cell table:style-name="ce14" office:value-type="float" office:value="1740.65" calcext:value-type="float">
            <text:p>1.740,65</text:p>
          </table:table-cell>
          <table:table-cell table:style-name="ce14" office:value-type="float" office:value="293511.68" calcext:value-type="float">
            <text:p>293.511,68</text:p>
          </table:table-cell>
          <table:table-cell table:number-columns-repeated="982"/>
        </table:table-row>
        <table:table-row table:style-name="ro5">
          <table:table-cell table:style-name="ce5" office:value-type="string" calcext:value-type="string" table:number-columns-spanned="42" table:number-rows-spanned="1">
            <text:p><text:span text:style-name="T1">Ressarcimentos: restituição de valores descontados indevidamente ou a maior do Membro/Servidor.</text:span></text:p>
          </table:table-cell>
          <table:covered-table-cell table:number-columns-repeated="41" table:style-name="ce10"/>
          <table:table-cell table:number-columns-repeated="982"/>
        </table:table-row>
        <table:table-row table:style-name="ro5">
          <table:table-cell table:style-name="ce5" office:value-type="string" calcext:value-type="string" table:number-columns-spanned="42" table:number-rows-spanned="1">
            <text:p><text:span text:style-name="T1">Fonte da Informação: Diretoria de Recursos Humanos</text:span></text:p>
          </table:table-cell>
          <table:covered-table-cell table:number-columns-repeated="41" table:style-name="ce10"/>
          <table:table-cell table:number-columns-repeated="982"/>
        </table:table-row>
        <table:table-row table:style-name="ro5">
          <table:table-cell table:style-name="ce5" office:value-type="string" calcext:value-type="string" table:number-columns-spanned="42" table:number-rows-spanned="1">
            <text:p><text:span text:style-name="T1">Data da última atualização: 28/02/2021 08:05:02</text:span></text:p>
          </table:table-cell>
          <table:covered-table-cell table:number-columns-repeated="41" table:style-name="ce10"/>
          <table:table-cell table:number-columns-repeated="982"/>
        </table:table-row>
        <table:table-row table:style-name="ro6" table:number-rows-repeated="10476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VerbasIndenizatorias" style:display-name="PageStyle_relVerbasIndenizator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  <dc:date>2021-03-19T08:07:01.548000000</dc:date>
    <meta:editing-duration>PT1M11S</meta:editing-duration>
    <meta:editing-cycles>1</meta:editing-cycles>
    <meta:document-statistic meta:table-count="1" meta:cell-count="37972" meta:object-count="0"/>
  </office:meta>
</office:document-meta>
</file>